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" svg:font-family="'Arial Unicode MS'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52mm"/>
    </style:style>
    <style:style style:name="co2" style:family="table-column">
      <style:table-column-properties fo:break-before="auto" style:column-width="48.9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15.35mm"/>
    </style:style>
    <style:style style:name="co5" style:family="table-column">
      <style:table-column-properties fo:break-before="auto" style:column-width="16.44mm"/>
    </style:style>
    <style:style style:name="co6" style:family="table-column">
      <style:table-column-properties fo:break-before="auto" style:column-width="13.7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17.53mm"/>
    </style:style>
    <style:style style:name="co10" style:family="table-column">
      <style:table-column-properties fo:break-before="auto" style:column-width="33.62mm"/>
    </style:style>
    <style:style style:name="co11" style:family="table-column">
      <style:table-column-properties fo:break-before="auto" style:column-width="32.26mm"/>
    </style:style>
    <style:style style:name="co12" style:family="table-column">
      <style:table-column-properties fo:break-before="auto" style:column-width="1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Calificacion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fbcc" style:rotation-align="none"/>
    </style:style>
    <style:style style:name="ce4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ackground-color="#fffb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f68e76"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68e76"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adc5e7"/>
    </style:style>
    <style:style style:name="ce12" style:family="table-cell" style:parent-style-name="Default" style:data-style-name="N100">
      <style:table-cell-properties style:text-align-source="fix" style:repeat-content="false" style:rotation-align="none"/>
      <style:paragraph-properties fo:text-align="end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/>
    </style:style>
    <style:style style:name="ce14" style:family="table-cell" style:parent-style-name="Default">
      <style:table-cell-properties style:text-align-source="fix" style:repeat-content="false" style:rotation-align="none"/>
      <style:paragraph-properties fo:text-align="end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end"/>
      <style:text-properties fo:color="#cf3834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 style:data-style-name="N2"/>
    <style:style style:name="ce19" style:family="table-cell" style:parent-style-name="Default">
      <style:table-cell-properties fo:background-color="#dddddd"/>
    </style:style>
    <style:style style:name="ce20" style:family="table-cell" style:parent-style-name="Default" style:data-style-name="N112"/>
    <style:style style:name="ce21" style:family="table-cell" style:parent-style-name="Default" style:data-style-name="N112">
      <style:table-cell-properties fo:background-color="#dddddd" style:text-align-source="fix" style:repeat-content="false"/>
      <style:paragraph-properties fo:text-align="end"/>
      <style:text-properties fo:color="#800000" fo:font-weight="bold" style:font-weight-asian="bold" style:font-weight-complex="bold"/>
    </style:style>
    <style:style style:name="ce38" style:family="table-cell" style:parent-style-name="Default" style:data-style-name="N112">
      <style:text-properties fo:color="#cf3834" fo:font-weight="bold" style:font-weight-asian="bold" style:font-weight-complex="bold"/>
    </style:style>
    <style:style style:name="ce41" style:family="table-cell" style:parent-style-name="Default" style:data-style-name="N112">
      <style:text-properties fo:color="#ce181e" fo:font-weight="bold" style:font-weight-asian="bold" style:font-weight-complex="bold"/>
    </style:style>
    <style:style style:name="ce22" style:family="table-cell" style:parent-style-name="Default" style:data-style-name="N112">
      <style:table-cell-properties fo:background-color="#dfcce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ificacione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00" table:default-cell-style-name="ce1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Prácticas</text:p>
          </table:table-cell>
          <table:covered-table-cell table:style-name="ce11"/>
          <table:table-cell table:style-name="ce4" office:value-type="string" calcext:value-type="string" table:number-columns-spanned="4" table:number-rows-spanned="1">
            <text:p>Teoría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Examen</text:p>
          </table:table-cell>
          <table:covered-table-cell table:number-columns-repeated="3" table:style-name="ce11"/>
          <table:table-cell table:style-name="ce15"/>
          <table:table-cell table:style-name="ce4" office:value-type="string" calcext:value-type="string" table:number-columns-spanned="3" table:number-rows-spanned="1">
            <text:p>Evaluación Continua</text:p>
          </table:table-cell>
          <table:covered-table-cell table:number-columns-repeated="2" table:style-name="Default"/>
          <table:table-cell table:style-name="ce15"/>
          <table:table-cell table:style-name="ce4" office:value-type="string" calcext:value-type="string" table:number-columns-spanned="3" table:number-rows-spanned="1">
            <text:p>Final Ordinaria</text:p>
          </table:table-cell>
          <table:covered-table-cell table:number-columns-repeated="2" table:style-name="Default"/>
          <table:table-cell table:number-columns-repeated="1000"/>
        </table:table-row>
        <table:table-row table:style-name="ro1">
          <table:table-cell table:style-name="Default"/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pellido(s)</text:p>
          </table:table-cell>
          <table:table-cell table:style-name="ce7" office:value-type="string" calcext:value-type="string">
            <text:p>Práctica 1</text:p>
          </table:table-cell>
          <table:table-cell table:style-name="ce7" office:value-type="string" calcext:value-type="string">
            <text:p>Práctica 2</text:p>
          </table:table-cell>
          <table:table-cell table:style-name="ce7" office:value-type="string" calcext:value-type="string">
            <text:p>Prob #1</text:p>
          </table:table-cell>
          <table:table-cell table:style-name="ce7" office:value-type="string" calcext:value-type="string">
            <text:p>Prob #2</text:p>
          </table:table-cell>
          <table:table-cell table:style-name="ce5" office:value-type="string" calcext:value-type="string">
            <text:p>Test #1</text:p>
          </table:table-cell>
          <table:table-cell table:style-name="ce5" office:value-type="string" calcext:value-type="string">
            <text:p>Test #2</text:p>
          </table:table-cell>
          <table:table-cell table:style-name="ce5" office:value-type="string" calcext:value-type="string">
            <text:p>Ex #1</text:p>
          </table:table-cell>
          <table:table-cell table:style-name="ce5" office:value-type="string" calcext:value-type="string">
            <text:p>Ex #2</text:p>
          </table:table-cell>
          <table:table-cell table:style-name="ce5" office:value-type="string" calcext:value-type="string">
            <text:p>Ex #3</text:p>
          </table:table-cell>
          <table:table-cell table:style-name="ce5" office:value-type="string" calcext:value-type="string">
            <text:p>Ex #4</text:p>
          </table:table-cell>
          <table:table-cell table:style-name="ce16"/>
          <table:table-cell table:style-name="ce17" office:value-type="string" calcext:value-type="string">
            <text:p>Prácticas</text:p>
          </table:table-cell>
          <table:table-cell table:style-name="ce17" office:value-type="string" calcext:value-type="string">
            <text:p>Teoría</text:p>
          </table:table-cell>
          <table:table-cell table:style-name="ce17" office:value-type="string" calcext:value-type="string">
            <text:p>Examen</text:p>
          </table:table-cell>
          <table:table-cell table:style-name="ce16"/>
          <table:table-cell table:style-name="ce17" office:value-type="string" calcext:value-type="string">
            <text:p>Con nota mínima</text:p>
          </table:table-cell>
          <table:table-cell table:style-name="ce17" office:value-type="string" calcext:value-type="string">
            <text:p>Sin nota mínima</text:p>
          </table:table-cell>
          <table:table-cell table:style-name="ce17" office:value-type="string" calcext:value-type="string">
            <text:p>Final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SERGIO</text:p>
          </table:table-cell>
          <table:table-cell office:value-type="string" calcext:value-type="string">
            <text:p>AGUILERA FERNANDEZ</text:p>
          </table:table-cell>
          <table:table-cell table:style-name="ce8" office:value-type="float" office:value="7.6" calcext:value-type="float">
            <text:p>7,6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.5" calcext:value-type="float">
            <text:p>7,5</text:p>
          </table:table-cell>
          <table:table-cell table:number-columns-repeated="2" table:style-name="ce14" office:value-type="float" office:value="0.6" calcext:value-type="float">
            <text:p>0,6</text:p>
          </table:table-cell>
          <table:table-cell table:style-name="ce14" office:value-type="float" office:value="2.9" calcext:value-type="float">
            <text:p>2,9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3]+[.E3])/10" office:value-type="float" office:value="2.345" calcext:value-type="float">
            <text:p>2,345</text:p>
          </table:table-cell>
          <table:table-cell table:style-name="Default" table:formula="of:=(SUM([.F3:.G3])+2*SUM([.H3:.I3]))/24" office:value-type="float" office:value="1.95833333333333" calcext:value-type="float">
            <text:p>1,95833333333333</text:p>
          </table:table-cell>
          <table:table-cell table:style-name="Default" table:formula="of:=SUM([.J3:.M3])" office:value-type="float" office:value="5.3" calcext:value-type="float">
            <text:p>5,3</text:p>
          </table:table-cell>
          <table:table-cell/>
          <table:table-cell table:style-name="ce18" table:formula="of:=IF([.Q3]&lt;4;[.Q3];MAX([.O3]+[.P3]+0.4*[.Q3];0.6*[.Q3]))" office:value-type="float" office:value="6.42333333333333" calcext:value-type="float">
            <text:p>6,42</text:p>
          </table:table-cell>
          <table:table-cell table:style-name="ce18" table:formula="of:=IF([.Q3]&lt;4;MAX([.O3]+[.P3]+0.4*[.Q3];0.6*[.Q3]);&quot;&quot;)">
            <text:p/>
          </table:table-cell>
          <table:table-cell table:style-name="ce20" table:formula="of:=IF(AND([.Q3]&lt;4;[.T3]&lt;&gt;&quot;&quot;;[.T3]&gt;=5);4.5;[.S3])" office:value-type="float" office:value="6.42333333333333" calcext:value-type="float">
            <text:p>6,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ULIO</text:p>
          </table:table-cell>
          <table:table-cell office:value-type="string" calcext:value-type="string">
            <text:p>ALBERTOS LEON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6" calcext:value-type="float">
            <text:p>0,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/>
          <table:table-cell table:style-name="Default" table:formula="of:=1.75*([.D4]+[.E4])/10" office:value-type="float" office:value="2.8175" calcext:value-type="float">
            <text:p>2,8175</text:p>
          </table:table-cell>
          <table:table-cell table:style-name="Default" table:formula="of:=(SUM([.F4:.G4])+2*SUM([.H4:.I4]))/24" office:value-type="float" office:value="1.4375" calcext:value-type="float">
            <text:p>1,4375</text:p>
          </table:table-cell>
          <table:table-cell table:style-name="Default" table:formula="of:=SUM([.J4:.M4])" office:value-type="float" office:value="2.8" calcext:value-type="float">
            <text:p>2,8</text:p>
          </table:table-cell>
          <table:table-cell/>
          <table:table-cell table:style-name="ce18" table:formula="of:=IF([.Q4]&lt;4;[.Q4];MAX([.O4]+[.P4]+0.4*[.Q4];0.6*[.Q4]))" office:value-type="float" office:value="2.8" calcext:value-type="float">
            <text:p>2,80</text:p>
          </table:table-cell>
          <table:table-cell table:style-name="ce18" table:formula="of:=IF([.Q4]&lt;4;MAX([.O4]+[.P4]+0.4*[.Q4];0.6*[.Q4]);&quot;&quot;)" office:value-type="float" office:value="5.375" calcext:value-type="float">
            <text:p>5,38</text:p>
          </table:table-cell>
          <table:table-cell table:style-name="ce20" table:formula="of:=IF(AND([.Q4]&lt;4;[.T4]&lt;&gt;&quot;&quot;;[.T4]&gt;=5);4.5;[.S4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CRISTHIAN</text:p>
          </table:table-cell>
          <table:table-cell office:value-type="string" calcext:value-type="string">
            <text:p>ALCANTARA LOPEZ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.75" calcext:value-type="float">
            <text:p>4,7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Default" table:formula="of:=1.75*([.D5]+[.E5])/10" office:value-type="float" office:value="2.1" calcext:value-type="float">
            <text:p>2,1</text:p>
          </table:table-cell>
          <table:table-cell table:style-name="Default" table:formula="of:=(SUM([.F5:.G5])+2*SUM([.H5:.I5]))/24" office:value-type="float" office:value="1.8125" calcext:value-type="float">
            <text:p>1,8125</text:p>
          </table:table-cell>
          <table:table-cell table:style-name="Default" table:formula="of:=SUM([.J5:.M5])" office:value-type="float" office:value="2.4" calcext:value-type="float">
            <text:p>2,4</text:p>
          </table:table-cell>
          <table:table-cell/>
          <table:table-cell table:style-name="ce18" table:formula="of:=IF([.Q5]&lt;4;[.Q5];MAX([.O5]+[.P5]+0.4*[.Q5];0.6*[.Q5]))" office:value-type="float" office:value="2.4" calcext:value-type="float">
            <text:p>2,40</text:p>
          </table:table-cell>
          <table:table-cell table:style-name="ce18" table:formula="of:=IF([.Q5]&lt;4;MAX([.O5]+[.P5]+0.4*[.Q5];0.6*[.Q5]);&quot;&quot;)" office:value-type="float" office:value="4.8725" calcext:value-type="float">
            <text:p>4,87</text:p>
          </table:table-cell>
          <table:table-cell table:style-name="ce20" table:formula="of:=IF(AND([.Q5]&lt;4;[.T5]&lt;&gt;&quot;&quot;;[.T5]&gt;=5);4.5;[.S5])" office:value-type="float" office:value="2.4" calcext:value-type="float">
            <text:p>2,4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ORGE</text:p>
          </table:table-cell>
          <table:table-cell office:value-type="string" calcext:value-type="string">
            <text:p>ALONSO HUERTA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Default" table:formula="of:=1.75*([.D6]+[.E6])/10" office:value-type="float" office:value="1.9425" calcext:value-type="float">
            <text:p>1,9425</text:p>
          </table:table-cell>
          <table:table-cell table:style-name="Default" table:formula="of:=(SUM([.F6:.G6])+2*SUM([.H6:.I6]))/24" office:value-type="float" office:value="1.3125" calcext:value-type="float">
            <text:p>1,3125</text:p>
          </table:table-cell>
          <table:table-cell table:style-name="Default" table:formula="of:=SUM([.J6:.M6])" office:value-type="float" office:value="0.6" calcext:value-type="float">
            <text:p>0,6</text:p>
          </table:table-cell>
          <table:table-cell/>
          <table:table-cell table:style-name="ce18" table:formula="of:=IF([.Q6]&lt;4;[.Q6];MAX([.O6]+[.P6]+0.4*[.Q6];0.6*[.Q6]))" office:value-type="float" office:value="0.6" calcext:value-type="float">
            <text:p>0,60</text:p>
          </table:table-cell>
          <table:table-cell table:style-name="ce18" table:formula="of:=IF([.Q6]&lt;4;MAX([.O6]+[.P6]+0.4*[.Q6];0.6*[.Q6]);&quot;&quot;)" office:value-type="float" office:value="3.495" calcext:value-type="float">
            <text:p>3,50</text:p>
          </table:table-cell>
          <table:table-cell table:style-name="ce20" table:formula="of:=IF(AND([.Q6]&lt;4;[.T6]&lt;&gt;&quot;&quot;;[.T6]&gt;=5);4.5;[.S6])" office:value-type="float" office:value="0.6" calcext:value-type="float">
            <text:p>0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ITOR</text:p>
          </table:table-cell>
          <table:table-cell office:value-type="string" calcext:value-type="string">
            <text:p>ALONSO NUÑEZ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9.25" calcext:value-type="float">
            <text:p>9,25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2.4" calcext:value-type="float">
            <text:p>2,4</text:p>
          </table:table-cell>
          <table:table-cell/>
          <table:table-cell table:style-name="Default" table:formula="of:=1.75*([.D7]+[.E7])/10" office:value-type="float" office:value="3.0275" calcext:value-type="float">
            <text:p>3,0275</text:p>
          </table:table-cell>
          <table:table-cell table:style-name="Default" table:formula="of:=(SUM([.F7:.G7])+2*SUM([.H7:.I7]))/24" office:value-type="float" office:value="2.125" calcext:value-type="float">
            <text:p>2,125</text:p>
          </table:table-cell>
          <table:table-cell table:style-name="Default" table:formula="of:=SUM([.J7:.M7])" office:value-type="float" office:value="5.3" calcext:value-type="float">
            <text:p>5,3</text:p>
          </table:table-cell>
          <table:table-cell/>
          <table:table-cell table:style-name="ce18" table:formula="of:=IF([.Q7]&lt;4;[.Q7];MAX([.O7]+[.P7]+0.4*[.Q7];0.6*[.Q7]))" office:value-type="float" office:value="7.2725" calcext:value-type="float">
            <text:p>7,27</text:p>
          </table:table-cell>
          <table:table-cell table:style-name="ce18" table:formula="of:=IF([.Q7]&lt;4;MAX([.O7]+[.P7]+0.4*[.Q7];0.6*[.Q7]);&quot;&quot;)">
            <text:p/>
          </table:table-cell>
          <table:table-cell table:style-name="ce20" table:formula="of:=IF(AND([.Q7]&lt;4;[.T7]&lt;&gt;&quot;&quot;;[.T7]&gt;=5);4.5;[.S7])" office:value-type="float" office:value="7.2725" calcext:value-type="float">
            <text:p>7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IEGO</text:p>
          </table:table-cell>
          <table:table-cell office:value-type="string" calcext:value-type="string">
            <text:p>ARIAS FERNANDEZ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7" calcext:value-type="float">
            <text:p>0,7</text:p>
          </table:table-cell>
          <table:table-cell/>
          <table:table-cell table:style-name="Default" table:formula="of:=1.75*([.D8]+[.E8])/10" office:value-type="float" office:value="2.8175" calcext:value-type="float">
            <text:p>2,8175</text:p>
          </table:table-cell>
          <table:table-cell table:style-name="Default" table:formula="of:=(SUM([.F8:.G8])+2*SUM([.H8:.I8]))/24" office:value-type="float" office:value="1.35416666666667" calcext:value-type="float">
            <text:p>1,35416666666667</text:p>
          </table:table-cell>
          <table:table-cell table:style-name="Default" table:formula="of:=SUM([.J8:.M8])" office:value-type="float" office:value="1.5" calcext:value-type="float">
            <text:p>1,5</text:p>
          </table:table-cell>
          <table:table-cell/>
          <table:table-cell table:style-name="ce18" table:formula="of:=IF([.Q8]&lt;4;[.Q8];MAX([.O8]+[.P8]+0.4*[.Q8];0.6*[.Q8]))" office:value-type="float" office:value="1.5" calcext:value-type="float">
            <text:p>1,50</text:p>
          </table:table-cell>
          <table:table-cell table:style-name="ce18" table:formula="of:=IF([.Q8]&lt;4;MAX([.O8]+[.P8]+0.4*[.Q8];0.6*[.Q8]);&quot;&quot;)" office:value-type="float" office:value="4.77166666666667" calcext:value-type="float">
            <text:p>4,77</text:p>
          </table:table-cell>
          <table:table-cell table:style-name="ce20" table:formula="of:=IF(AND([.Q8]&lt;4;[.T8]&lt;&gt;&quot;&quot;;[.T8]&gt;=5);4.5;[.S8])" office:value-type="float" office:value="1.5" calcext:value-type="float">
            <text:p>1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MARA</text:p>
          </table:table-cell>
          <table:table-cell office:value-type="string" calcext:value-type="string">
            <text:p>BERMUDEZ CABELLO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0.8" calcext:value-type="float">
            <text:p>0,8</text:p>
          </table:table-cell>
          <table:table-cell/>
          <table:table-cell table:style-name="Default" table:formula="of:=1.75*([.D9]+[.E9])/10" office:value-type="float" office:value="3.0275" calcext:value-type="float">
            <text:p>3,0275</text:p>
          </table:table-cell>
          <table:table-cell table:style-name="Default" table:formula="of:=(SUM([.F9:.G9])+2*SUM([.H9:.I9]))/24" office:value-type="float" office:value="1.91666666666667" calcext:value-type="float">
            <text:p>1,91666666666667</text:p>
          </table:table-cell>
          <table:table-cell table:style-name="Default" table:formula="of:=SUM([.J9:.M9])" office:value-type="float" office:value="2.1" calcext:value-type="float">
            <text:p>2,1</text:p>
          </table:table-cell>
          <table:table-cell/>
          <table:table-cell table:style-name="ce18" table:formula="of:=IF([.Q9]&lt;4;[.Q9];MAX([.O9]+[.P9]+0.4*[.Q9];0.6*[.Q9]))" office:value-type="float" office:value="2.1" calcext:value-type="float">
            <text:p>2,10</text:p>
          </table:table-cell>
          <table:table-cell table:style-name="ce18" table:formula="of:=IF([.Q9]&lt;4;MAX([.O9]+[.P9]+0.4*[.Q9];0.6*[.Q9]);&quot;&quot;)" office:value-type="float" office:value="5.78416666666667" calcext:value-type="float">
            <text:p>5,78</text:p>
          </table:table-cell>
          <table:table-cell table:style-name="ce20" table:formula="of:=IF(AND([.Q9]&lt;4;[.T9]&lt;&gt;&quot;&quot;;[.T9]&gt;=5);4.5;[.S9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VIER</text:p>
          </table:table-cell>
          <table:table-cell office:value-type="string" calcext:value-type="string">
            <text:p>BLANCO MARTINEZ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6.75" calcext:value-type="float">
            <text:p>6,75</text:p>
          </table:table-cell>
          <table:table-cell table:style-name="ce14" office:value-type="float" office:value="3.25" calcext:value-type="float">
            <text:p>3,25</text:p>
          </table:table-cell>
          <table:table-cell table:style-name="ce13" table:number-columns-repeated="4"/>
          <table:table-cell/>
          <table:table-cell table:style-name="Default" table:number-columns-repeated="3"/>
          <table:table-cell/>
          <table:table-cell table:style-name="ce19" table:number-columns-repeated="2"/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IEGO</text:p>
          </table:table-cell>
          <table:table-cell office:value-type="string" calcext:value-type="string">
            <text:p>CAMARMAS ALONSO</text:p>
          </table:table-cell>
          <table:table-cell table:style-name="ce8" office:value-type="float" office:value="9.8" calcext:value-type="float">
            <text:p>9,8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1.9" calcext:value-type="float">
            <text:p>1,9</text:p>
          </table:table-cell>
          <table:table-cell/>
          <table:table-cell table:style-name="Default" table:formula="of:=1.75*([.D11]+[.E11])/10" office:value-type="float" office:value="3.255" calcext:value-type="float">
            <text:p>3,255</text:p>
          </table:table-cell>
          <table:table-cell table:style-name="Default" table:formula="of:=(SUM([.F11:.G11])+2*SUM([.H11:.I11]))/24" office:value-type="float" office:value="1.72916666666667" calcext:value-type="float">
            <text:p>1,72916666666667</text:p>
          </table:table-cell>
          <table:table-cell table:style-name="Default" table:formula="of:=SUM([.J11:.M11])" office:value-type="float" office:value="7.1" calcext:value-type="float">
            <text:p>7,1</text:p>
          </table:table-cell>
          <table:table-cell/>
          <table:table-cell table:style-name="ce18" table:formula="of:=IF([.Q11]&lt;4;[.Q11];MAX([.O11]+[.P11]+0.4*[.Q11];0.6*[.Q11]))" office:value-type="float" office:value="7.82416666666667" calcext:value-type="float">
            <text:p>7,82</text:p>
          </table:table-cell>
          <table:table-cell table:style-name="ce18" table:formula="of:=IF([.Q11]&lt;4;MAX([.O11]+[.P11]+0.4*[.Q11];0.6*[.Q11]);&quot;&quot;)">
            <text:p/>
          </table:table-cell>
          <table:table-cell table:style-name="ce20" table:formula="of:=IF(AND([.Q11]&lt;4;[.T11]&lt;&gt;&quot;&quot;;[.T11]&gt;=5);4.5;[.S11])" office:value-type="float" office:value="7.82416666666667" calcext:value-type="float">
            <text:p>7,8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DAN</text:p>
          </table:table-cell>
          <table:table-cell office:value-type="string" calcext:value-type="string">
            <text:p>CANO MOREN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.4" calcext:value-type="float">
            <text:p>2,4</text:p>
          </table:table-cell>
          <table:table-cell/>
          <table:table-cell table:style-name="Default" table:formula="of:=1.75*([.D12]+[.E12])/10" office:value-type="float" office:value="2.5375" calcext:value-type="float">
            <text:p>2,5375</text:p>
          </table:table-cell>
          <table:table-cell table:style-name="Default" table:formula="of:=(SUM([.F12:.G12])+2*SUM([.H12:.I12]))/24" office:value-type="float" office:value="1.72916666666667" calcext:value-type="float">
            <text:p>1,72916666666667</text:p>
          </table:table-cell>
          <table:table-cell table:style-name="Default" table:formula="of:=SUM([.J12:.M12])" office:value-type="float" office:value="7.2" calcext:value-type="float">
            <text:p>7,2</text:p>
          </table:table-cell>
          <table:table-cell/>
          <table:table-cell table:style-name="ce18" table:formula="of:=IF([.Q12]&lt;4;[.Q12];MAX([.O12]+[.P12]+0.4*[.Q12];0.6*[.Q12]))" office:value-type="float" office:value="7.14666666666667" calcext:value-type="float">
            <text:p>7,15</text:p>
          </table:table-cell>
          <table:table-cell table:style-name="ce18" table:formula="of:=IF([.Q12]&lt;4;MAX([.O12]+[.P12]+0.4*[.Q12];0.6*[.Q12]);&quot;&quot;)">
            <text:p/>
          </table:table-cell>
          <table:table-cell table:style-name="ce20" table:formula="of:=IF(AND([.Q12]&lt;4;[.T12]&lt;&gt;&quot;&quot;;[.T12]&gt;=5);4.5;[.S12])" office:value-type="float" office:value="7.14666666666667" calcext:value-type="float">
            <text:p>7,1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LEONARDO DAVID</text:p>
          </table:table-cell>
          <table:table-cell office:value-type="string" calcext:value-type="string">
            <text:p>CAÑIZALEZ MADRIZ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1.9" calcext:value-type="float">
            <text:p>1,9</text:p>
          </table:table-cell>
          <table:table-cell table:style-name="ce14" office:value-type="float" office:value="1.8" calcext:value-type="float">
            <text:p>1,8</text:p>
          </table:table-cell>
          <table:table-cell/>
          <table:table-cell table:style-name="Default" table:formula="of:=1.75*([.D13]+[.E13])/10" office:value-type="float" office:value="2.975" calcext:value-type="float">
            <text:p>2,975</text:p>
          </table:table-cell>
          <table:table-cell table:style-name="Default" table:formula="of:=(SUM([.F13:.G13])+2*SUM([.H13:.I13]))/24" office:value-type="float" office:value="1.625" calcext:value-type="float">
            <text:p>1,625</text:p>
          </table:table-cell>
          <table:table-cell table:style-name="Default" table:formula="of:=SUM([.J13:.M13])" office:value-type="float" office:value="4.1" calcext:value-type="float">
            <text:p>4,1</text:p>
          </table:table-cell>
          <table:table-cell/>
          <table:table-cell table:style-name="ce18" table:formula="of:=IF([.Q13]&lt;4;[.Q13];MAX([.O13]+[.P13]+0.4*[.Q13];0.6*[.Q13]))" office:value-type="float" office:value="6.24" calcext:value-type="float">
            <text:p>6,24</text:p>
          </table:table-cell>
          <table:table-cell table:style-name="ce18" table:formula="of:=IF([.Q13]&lt;4;MAX([.O13]+[.P13]+0.4*[.Q13];0.6*[.Q13]);&quot;&quot;)">
            <text:p/>
          </table:table-cell>
          <table:table-cell table:style-name="ce20" table:formula="of:=IF(AND([.Q13]&lt;4;[.T13]&lt;&gt;&quot;&quot;;[.T13]&gt;=5);4.5;[.S13])" office:value-type="float" office:value="6.24" calcext:value-type="float">
            <text:p>6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LEJANDRO</text:p>
          </table:table-cell>
          <table:table-cell office:value-type="string" calcext:value-type="string">
            <text:p>CASANOVA GAZTELU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.8" calcext:value-type="float">
            <text:p>5,8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14" office:value-type="float" office:value="2.25" calcext:value-type="float">
            <text:p>2,2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.1" calcext:value-type="float">
            <text:p>1,1</text:p>
          </table:table-cell>
          <table:table-cell/>
          <table:table-cell table:style-name="Default" table:formula="of:=1.75*([.D14]+[.E14])/10" office:value-type="float" office:value="2.415" calcext:value-type="float">
            <text:p>2,415</text:p>
          </table:table-cell>
          <table:table-cell table:style-name="Default" table:formula="of:=(SUM([.F14:.G14])+2*SUM([.H14:.I14]))/24" office:value-type="float" office:value="1.52083333333333" calcext:value-type="float">
            <text:p>1,52083333333333</text:p>
          </table:table-cell>
          <table:table-cell table:style-name="Default" table:formula="of:=SUM([.J14:.M14])" office:value-type="float" office:value="5.2" calcext:value-type="float">
            <text:p>5,2</text:p>
          </table:table-cell>
          <table:table-cell/>
          <table:table-cell table:style-name="ce18" table:formula="of:=IF([.Q14]&lt;4;[.Q14];MAX([.O14]+[.P14]+0.4*[.Q14];0.6*[.Q14]))" office:value-type="float" office:value="6.01583333333333" calcext:value-type="float">
            <text:p>6,02</text:p>
          </table:table-cell>
          <table:table-cell table:style-name="ce18" table:formula="of:=IF([.Q14]&lt;4;MAX([.O14]+[.P14]+0.4*[.Q14];0.6*[.Q14]);&quot;&quot;)">
            <text:p/>
          </table:table-cell>
          <table:table-cell table:style-name="ce20" table:formula="of:=IF(AND([.Q14]&lt;4;[.T14]&lt;&gt;&quot;&quot;;[.T14]&gt;=5);4.5;[.S14])" office:value-type="float" office:value="6.01583333333333" calcext:value-type="float">
            <text:p>6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YANG</text:p>
          </table:table-cell>
          <table:table-cell office:value-type="string" calcext:value-type="string">
            <text:p>CHEN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.75" calcext:value-type="float">
            <text:p>3,7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7" calcext:value-type="float">
            <text:p>0,7</text:p>
          </table:table-cell>
          <table:table-cell/>
          <table:table-cell table:style-name="Default" table:formula="of:=1.75*([.D15]+[.E15])/10" office:value-type="float" office:value="2.8" calcext:value-type="float">
            <text:p>2,8</text:p>
          </table:table-cell>
          <table:table-cell table:style-name="Default" table:formula="of:=(SUM([.F15:.G15])+2*SUM([.H15:.I15]))/24" office:value-type="float" office:value="1.4375" calcext:value-type="float">
            <text:p>1,4375</text:p>
          </table:table-cell>
          <table:table-cell table:style-name="Default" table:formula="of:=SUM([.J15:.M15])" office:value-type="float" office:value="1.3" calcext:value-type="float">
            <text:p>1,3</text:p>
          </table:table-cell>
          <table:table-cell/>
          <table:table-cell table:style-name="ce18" table:formula="of:=IF([.Q15]&lt;4;[.Q15];MAX([.O15]+[.P15]+0.4*[.Q15];0.6*[.Q15]))" office:value-type="float" office:value="1.3" calcext:value-type="float">
            <text:p>1,30</text:p>
          </table:table-cell>
          <table:table-cell table:style-name="ce18" table:formula="of:=IF([.Q15]&lt;4;MAX([.O15]+[.P15]+0.4*[.Q15];0.6*[.Q15]);&quot;&quot;)" office:value-type="float" office:value="4.7575" calcext:value-type="float">
            <text:p>4,76</text:p>
          </table:table-cell>
          <table:table-cell table:style-name="ce20" table:formula="of:=IF(AND([.Q15]&lt;4;[.T15]&lt;&gt;&quot;&quot;;[.T15]&gt;=5);4.5;[.S15])" office:value-type="float" office:value="1.3" calcext:value-type="float">
            <text:p>1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SMAEL</text:p>
          </table:table-cell>
          <table:table-cell office:value-type="string" calcext:value-type="string">
            <text:p>CHINARRO MORENO</text:p>
          </table:table-cell>
          <table:table-cell table:style-name="ce8" office:value-type="float" office:value="9.4" calcext:value-type="float">
            <text:p>9,4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0.7" calcext:value-type="float">
            <text:p>0,7</text:p>
          </table:table-cell>
          <table:table-cell/>
          <table:table-cell table:style-name="Default" table:formula="of:=1.75*([.D16]+[.E16])/10" office:value-type="float" office:value="3.2725" calcext:value-type="float">
            <text:p>3,2725</text:p>
          </table:table-cell>
          <table:table-cell table:style-name="Default" table:formula="of:=(SUM([.F16:.G16])+2*SUM([.H16:.I16]))/24" office:value-type="float" office:value="2.02083333333333" calcext:value-type="float">
            <text:p>2,02083333333333</text:p>
          </table:table-cell>
          <table:table-cell table:style-name="Default" table:formula="of:=SUM([.J16:.M16])" office:value-type="float" office:value="3.3" calcext:value-type="float">
            <text:p>3,3</text:p>
          </table:table-cell>
          <table:table-cell/>
          <table:table-cell table:style-name="ce18" table:formula="of:=IF([.Q16]&lt;4;[.Q16];MAX([.O16]+[.P16]+0.4*[.Q16];0.6*[.Q16]))" office:value-type="float" office:value="3.3" calcext:value-type="float">
            <text:p>3,30</text:p>
          </table:table-cell>
          <table:table-cell table:style-name="ce18" table:formula="of:=IF([.Q16]&lt;4;MAX([.O16]+[.P16]+0.4*[.Q16];0.6*[.Q16]);&quot;&quot;)" office:value-type="float" office:value="6.61333333333334" calcext:value-type="float">
            <text:p>6,61</text:p>
          </table:table-cell>
          <table:table-cell table:style-name="ce20" table:formula="of:=IF(AND([.Q16]&lt;4;[.T16]&lt;&gt;&quot;&quot;;[.T16]&gt;=5);4.5;[.S16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GNACIO</text:p>
          </table:table-cell>
          <table:table-cell office:value-type="string" calcext:value-type="string">
            <text:p>COBIAN SANCHEZ</text:p>
          </table:table-cell>
          <table:table-cell table:style-name="ce8" office:value-type="float" office:value="7.6" calcext:value-type="float">
            <text:p>7,6</text:p>
          </table:table-cell>
          <table:table-cell table:style-name="ce8" office:value-type="float" office:value="5.3" calcext:value-type="float">
            <text:p>5,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4.75" calcext:value-type="float">
            <text:p>4,7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2.8" calcext:value-type="float">
            <text:p>2,8</text:p>
          </table:table-cell>
          <table:table-cell table:style-name="ce14" office:value-type="float" office:value="0.7" calcext:value-type="float">
            <text:p>0,7</text:p>
          </table:table-cell>
          <table:table-cell/>
          <table:table-cell table:style-name="Default" table:formula="of:=1.75*([.D17]+[.E17])/10" office:value-type="float" office:value="2.2575" calcext:value-type="float">
            <text:p>2,2575</text:p>
          </table:table-cell>
          <table:table-cell table:style-name="Default" table:formula="of:=(SUM([.F17:.G17])+2*SUM([.H17:.I17]))/24" office:value-type="float" office:value="1.45833333333333" calcext:value-type="float">
            <text:p>1,45833333333333</text:p>
          </table:table-cell>
          <table:table-cell table:style-name="Default" table:formula="of:=SUM([.J17:.M17])" office:value-type="float" office:value="4.4" calcext:value-type="float">
            <text:p>4,4</text:p>
          </table:table-cell>
          <table:table-cell/>
          <table:table-cell table:style-name="ce18" table:formula="of:=IF([.Q17]&lt;4;[.Q17];MAX([.O17]+[.P17]+0.4*[.Q17];0.6*[.Q17]))" office:value-type="float" office:value="5.47583333333333" calcext:value-type="float">
            <text:p>5,48</text:p>
          </table:table-cell>
          <table:table-cell table:style-name="ce18" table:formula="of:=IF([.Q17]&lt;4;MAX([.O17]+[.P17]+0.4*[.Q17];0.6*[.Q17]);&quot;&quot;)">
            <text:p/>
          </table:table-cell>
          <table:table-cell table:style-name="ce20" table:formula="of:=IF(AND([.Q17]&lt;4;[.T17]&lt;&gt;&quot;&quot;;[.T17]&gt;=5);4.5;[.S17])" office:value-type="float" office:value="5.47583333333333" calcext:value-type="float">
            <text:p>5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LUIS MIGUEL</text:p>
          </table:table-cell>
          <table:table-cell office:value-type="string" calcext:value-type="string">
            <text:p>COMECHE SAN ANDRES</text:p>
          </table:table-cell>
          <table:table-cell table:style-name="ce8" office:value-type="float" office:value="6.8" calcext:value-type="float">
            <text:p>6,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18]+[.E18])/10" office:value-type="float" office:value="2.415" calcext:value-type="float">
            <text:p>2,415</text:p>
          </table:table-cell>
          <table:table-cell table:style-name="Default" table:formula="of:=(SUM([.F18:.G18])+2*SUM([.H18:.I18]))/24" office:value-type="float" office:value="1.9375" calcext:value-type="float">
            <text:p>1,9375</text:p>
          </table:table-cell>
          <table:table-cell table:style-name="Default" table:formula="of:=SUM([.J18:.M18])" office:value-type="float" office:value="3.1" calcext:value-type="float">
            <text:p>3,1</text:p>
          </table:table-cell>
          <table:table-cell/>
          <table:table-cell table:style-name="ce18" table:formula="of:=IF([.Q18]&lt;4;[.Q18];MAX([.O18]+[.P18]+0.4*[.Q18];0.6*[.Q18]))" office:value-type="float" office:value="3.1" calcext:value-type="float">
            <text:p>3,10</text:p>
          </table:table-cell>
          <table:table-cell table:style-name="ce18" table:formula="of:=IF([.Q18]&lt;4;MAX([.O18]+[.P18]+0.4*[.Q18];0.6*[.Q18]);&quot;&quot;)" office:value-type="float" office:value="5.5925" calcext:value-type="float">
            <text:p>5,59</text:p>
          </table:table-cell>
          <table:table-cell table:style-name="ce20" table:formula="of:=IF(AND([.Q18]&lt;4;[.T18]&lt;&gt;&quot;&quot;;[.T18]&gt;=5);4.5;[.S18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ROBERTO</text:p>
          </table:table-cell>
          <table:table-cell office:value-type="string" calcext:value-type="string">
            <text:p>CUERVO ROSILLO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5.75" calcext:value-type="float">
            <text:p>5,7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2.3" calcext:value-type="float">
            <text:p>2,3</text:p>
          </table:table-cell>
          <table:table-cell table:style-name="ce14" office:value-type="float" office:value="1.7" calcext:value-type="float">
            <text:p>1,7</text:p>
          </table:table-cell>
          <table:table-cell/>
          <table:table-cell table:style-name="Default" table:formula="of:=1.75*([.D19]+[.E19])/10" office:value-type="float" office:value="2.555" calcext:value-type="float">
            <text:p>2,555</text:p>
          </table:table-cell>
          <table:table-cell table:style-name="Default" table:formula="of:=(SUM([.F19:.G19])+2*SUM([.H19:.I19]))/24" office:value-type="float" office:value="1.66666666666667" calcext:value-type="float">
            <text:p>1,66666666666667</text:p>
          </table:table-cell>
          <table:table-cell table:style-name="Default" table:formula="of:=SUM([.J19:.M19])" office:value-type="float" office:value="4.7" calcext:value-type="float">
            <text:p>4,7</text:p>
          </table:table-cell>
          <table:table-cell/>
          <table:table-cell table:style-name="ce18" table:formula="of:=IF([.Q19]&lt;4;[.Q19];MAX([.O19]+[.P19]+0.4*[.Q19];0.6*[.Q19]))" office:value-type="float" office:value="6.10166666666667" calcext:value-type="float">
            <text:p>6,10</text:p>
          </table:table-cell>
          <table:table-cell table:style-name="ce18" table:formula="of:=IF([.Q19]&lt;4;MAX([.O19]+[.P19]+0.4*[.Q19];0.6*[.Q19]);&quot;&quot;)">
            <text:p/>
          </table:table-cell>
          <table:table-cell table:style-name="ce20" table:formula="of:=IF(AND([.Q19]&lt;4;[.T19]&lt;&gt;&quot;&quot;;[.T19]&gt;=5);4.5;[.S19])" office:value-type="float" office:value="6.10166666666667" calcext:value-type="float">
            <text:p>6,1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LVARO</text:p>
          </table:table-cell>
          <table:table-cell office:value-type="string" calcext:value-type="string">
            <text:p>DE LA TORRE FREIRE</text:p>
          </table:table-cell>
          <table:table-cell table:style-name="ce8" office:value-type="float" office:value="6.8" calcext:value-type="float">
            <text:p>6,8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1.7" calcext:value-type="float">
            <text:p>1,7</text:p>
          </table:table-cell>
          <table:table-cell/>
          <table:table-cell table:style-name="Default" table:formula="of:=1.75*([.D20]+[.E20])/10" office:value-type="float" office:value="2.415" calcext:value-type="float">
            <text:p>2,415</text:p>
          </table:table-cell>
          <table:table-cell table:style-name="Default" table:formula="of:=(SUM([.F20:.G20])+2*SUM([.H20:.I20]))/24" office:value-type="float" office:value="1.5" calcext:value-type="float">
            <text:p>1,5</text:p>
          </table:table-cell>
          <table:table-cell table:style-name="Default" table:formula="of:=SUM([.J20:.M20])" office:value-type="float" office:value="4" calcext:value-type="float">
            <text:p>4</text:p>
          </table:table-cell>
          <table:table-cell/>
          <table:table-cell table:style-name="ce18" table:formula="of:=IF([.Q20]&lt;4;[.Q20];MAX([.O20]+[.P20]+0.4*[.Q20];0.6*[.Q20]))" office:value-type="float" office:value="5.515" calcext:value-type="float">
            <text:p>5,52</text:p>
          </table:table-cell>
          <table:table-cell table:style-name="ce18" table:formula="of:=IF([.Q20]&lt;4;MAX([.O20]+[.P20]+0.4*[.Q20];0.6*[.Q20]);&quot;&quot;)">
            <text:p/>
          </table:table-cell>
          <table:table-cell table:style-name="ce20" table:formula="of:=IF(AND([.Q20]&lt;4;[.T20]&lt;&gt;&quot;&quot;;[.T20]&gt;=5);4.5;[.S20])" office:value-type="float" office:value="5.515" calcext:value-type="float">
            <text:p>5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ELIAS</text:p>
          </table:table-cell>
          <table:table-cell office:value-type="string" calcext:value-type="string">
            <text:p>DEL POZO PUÑAL</text:p>
          </table:table-cell>
          <table:table-cell table:style-name="ce8" office:value-type="float" office:value="9.4" calcext:value-type="float">
            <text:p>9,4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2.1" calcext:value-type="float">
            <text:p>2,1</text:p>
          </table:table-cell>
          <table:table-cell/>
          <table:table-cell table:style-name="Default" table:formula="of:=1.75*([.D21]+[.E21])/10" office:value-type="float" office:value="3.2725" calcext:value-type="float">
            <text:p>3,2725</text:p>
          </table:table-cell>
          <table:table-cell table:style-name="Default" table:formula="of:=(SUM([.F21:.G21])+2*SUM([.H21:.I21]))/24" office:value-type="float" office:value="2.10416666666667" calcext:value-type="float">
            <text:p>2,10416666666667</text:p>
          </table:table-cell>
          <table:table-cell table:style-name="Default" table:formula="of:=SUM([.J21:.M21])" office:value-type="float" office:value="5.9" calcext:value-type="float">
            <text:p>5,9</text:p>
          </table:table-cell>
          <table:table-cell/>
          <table:table-cell table:style-name="ce18" table:formula="of:=IF([.Q21]&lt;4;[.Q21];MAX([.O21]+[.P21]+0.4*[.Q21];0.6*[.Q21]))" office:value-type="float" office:value="7.73666666666667" calcext:value-type="float">
            <text:p>7,74</text:p>
          </table:table-cell>
          <table:table-cell table:style-name="ce18" table:formula="of:=IF([.Q21]&lt;4;MAX([.O21]+[.P21]+0.4*[.Q21];0.6*[.Q21]);&quot;&quot;)">
            <text:p/>
          </table:table-cell>
          <table:table-cell table:style-name="ce20" table:formula="of:=IF(AND([.Q21]&lt;4;[.T21]&lt;&gt;&quot;&quot;;[.T21]&gt;=5);4.5;[.S21])" office:value-type="float" office:value="7.73666666666667" calcext:value-type="float">
            <text:p>7,7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ROBERTO</text:p>
          </table:table-cell>
          <table:table-cell office:value-type="string" calcext:value-type="string">
            <text:p>DIAZ GARCIA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2.25" calcext:value-type="float">
            <text:p>2,2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" calcext:value-type="float">
            <text:p>0,1</text:p>
          </table:table-cell>
          <table:table-cell/>
          <table:table-cell table:style-name="Default" table:formula="of:=1.75*([.D22]+[.E22])/10" office:value-type="float" office:value="0" calcext:value-type="float">
            <text:p>0</text:p>
          </table:table-cell>
          <table:table-cell table:style-name="Default" table:formula="of:=(SUM([.F22:.G22])+2*SUM([.H22:.I22]))/24" office:value-type="float" office:value="0.9375" calcext:value-type="float">
            <text:p>0,9375</text:p>
          </table:table-cell>
          <table:table-cell table:style-name="Default" table:formula="of:=SUM([.J22:.M22])" office:value-type="float" office:value="2.3" calcext:value-type="float">
            <text:p>2,3</text:p>
          </table:table-cell>
          <table:table-cell/>
          <table:table-cell table:style-name="ce18" table:formula="of:=IF([.Q22]&lt;4;[.Q22];MAX([.O22]+[.P22]+0.4*[.Q22];0.6*[.Q22]))" office:value-type="float" office:value="2.3" calcext:value-type="float">
            <text:p>2,30</text:p>
          </table:table-cell>
          <table:table-cell table:style-name="ce18" table:formula="of:=IF([.Q22]&lt;4;MAX([.O22]+[.P22]+0.4*[.Q22];0.6*[.Q22]);&quot;&quot;)" office:value-type="float" office:value="1.8575" calcext:value-type="float">
            <text:p>1,86</text:p>
          </table:table-cell>
          <table:table-cell table:style-name="ce20" table:formula="of:=IF(AND([.Q22]&lt;4;[.T22]&lt;&gt;&quot;&quot;;[.T22]&gt;=5);4.5;[.S22])" office:value-type="float" office:value="2.3" calcext:value-type="float">
            <text:p>2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SAMUEL</text:p>
          </table:table-cell>
          <table:table-cell office:value-type="string" calcext:value-type="string">
            <text:p>EDO LAIN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2.9" calcext:value-type="float">
            <text:p>2,9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23]+[.E23])/10" office:value-type="float" office:value="2.415" calcext:value-type="float">
            <text:p>2,415</text:p>
          </table:table-cell>
          <table:table-cell table:style-name="Default" table:formula="of:=(SUM([.F23:.G23])+2*SUM([.H23:.I23]))/24" office:value-type="float" office:value="1.79166666666667" calcext:value-type="float">
            <text:p>1,79166666666667</text:p>
          </table:table-cell>
          <table:table-cell table:style-name="Default" table:formula="of:=SUM([.J23:.M23])" office:value-type="float" office:value="6.1" calcext:value-type="float">
            <text:p>6,1</text:p>
          </table:table-cell>
          <table:table-cell/>
          <table:table-cell table:style-name="ce18" table:formula="of:=IF([.Q23]&lt;4;[.Q23];MAX([.O23]+[.P23]+0.4*[.Q23];0.6*[.Q23]))" office:value-type="float" office:value="6.64666666666667" calcext:value-type="float">
            <text:p>6,65</text:p>
          </table:table-cell>
          <table:table-cell table:style-name="ce18" table:formula="of:=IF([.Q23]&lt;4;MAX([.O23]+[.P23]+0.4*[.Q23];0.6*[.Q23]);&quot;&quot;)">
            <text:p/>
          </table:table-cell>
          <table:table-cell table:style-name="ce20" table:formula="of:=IF(AND([.Q23]&lt;4;[.T23]&lt;&gt;&quot;&quot;;[.T23]&gt;=5);4.5;[.S23])" office:value-type="float" office:value="6.64666666666667" calcext:value-type="float">
            <text:p>6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VAN</text:p>
          </table:table-cell>
          <table:table-cell office:value-type="string" calcext:value-type="string">
            <text:p>ESTEVEZ ALBUJA</text:p>
          </table:table-cell>
          <table:table-cell table:style-name="ce8" office:value-type="float" office:value="6.8" calcext:value-type="float">
            <text:p>6,8</text:p>
          </table:table-cell>
          <table:table-cell table:style-name="ce9" office:value-type="string" calcext:value-type="string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3"/>
          <table:table-cell table:style-name="ce14" office:value-type="float" office:value="9.25" calcext:value-type="float">
            <text:p>9,25</text:p>
          </table:table-cell>
          <table:table-cell table:style-name="ce14" office:value-type="float" office:value="7" calcext:value-type="float">
            <text:p>7</text:p>
          </table:table-cell>
          <table:table-cell table:style-name="ce13" table:number-columns-repeated="4"/>
          <table:table-cell/>
          <table:table-cell table:style-name="Default" table:number-columns-repeated="3"/>
          <table:table-cell/>
          <table:table-cell table:style-name="ce19" table:number-columns-repeated="2"/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VIER</text:p>
          </table:table-cell>
          <table:table-cell office:value-type="string" calcext:value-type="string">
            <text:p>FERNANDEZ DE CARA</text:p>
          </table:table-cell>
          <table:table-cell table:style-name="ce8" office:value-type="float" office:value="3.4" calcext:value-type="float">
            <text:p>3,4</text:p>
          </table:table-cell>
          <table:table-cell table:style-name="ce9" office:value-type="string" calcext:value-type="string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3"/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5.75" calcext:value-type="float">
            <text:p>5,75</text:p>
          </table:table-cell>
          <table:table-cell table:style-name="ce13" table:number-columns-repeated="4"/>
          <table:table-cell/>
          <table:table-cell table:style-name="Default" table:number-columns-repeated="3"/>
          <table:table-cell/>
          <table:table-cell table:style-name="ce19" table:number-columns-repeated="2"/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PABLO ANTONIO</text:p>
          </table:table-cell>
          <table:table-cell office:value-type="string" calcext:value-type="string">
            <text:p>FERRER CALDERON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7.3" calcext:value-type="float">
            <text:p>7,3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14" office:value-type="float" office:value="7.25" calcext:value-type="float">
            <text:p>7,25</text:p>
          </table:table-cell>
          <table:table-cell table:style-name="ce14" office:value-type="float" office:value="5.75" calcext:value-type="float">
            <text:p>5,75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1" calcext:value-type="float">
            <text:p>3,1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26]+[.E26])/10" office:value-type="float" office:value="2.765" calcext:value-type="float">
            <text:p>2,765</text:p>
          </table:table-cell>
          <table:table-cell table:style-name="Default" table:formula="of:=(SUM([.F26:.G26])+2*SUM([.H26:.I26]))/24" office:value-type="float" office:value="1.66666666666667" calcext:value-type="float">
            <text:p>1,66666666666667</text:p>
          </table:table-cell>
          <table:table-cell table:style-name="Default" table:formula="of:=SUM([.J26:.M26])" office:value-type="float" office:value="5.4" calcext:value-type="float">
            <text:p>5,4</text:p>
          </table:table-cell>
          <table:table-cell/>
          <table:table-cell table:style-name="ce18" table:formula="of:=IF([.Q26]&lt;4;[.Q26];MAX([.O26]+[.P26]+0.4*[.Q26];0.6*[.Q26]))" office:value-type="float" office:value="6.59166666666667" calcext:value-type="float">
            <text:p>6,59</text:p>
          </table:table-cell>
          <table:table-cell table:style-name="ce18" table:formula="of:=IF([.Q26]&lt;4;MAX([.O26]+[.P26]+0.4*[.Q26];0.6*[.Q26]);&quot;&quot;)">
            <text:p/>
          </table:table-cell>
          <table:table-cell table:style-name="ce20" table:formula="of:=IF(AND([.Q26]&lt;4;[.T26]&lt;&gt;&quot;&quot;;[.T26]&gt;=5);4.5;[.S26])" office:value-type="float" office:value="6.59166666666667" calcext:value-type="float">
            <text:p>6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ESUS</text:p>
          </table:table-cell>
          <table:table-cell office:value-type="string" calcext:value-type="string">
            <text:p>GALAN LLANO</text:p>
          </table:table-cell>
          <table:table-cell table:style-name="ce8" office:value-type="float" office:value="9.2" calcext:value-type="float">
            <text:p>9,2</text:p>
          </table:table-cell>
          <table:table-cell table:number-columns-repeated="3" table:style-name="ce8" office:value-type="float" office:value="8" calcext:value-type="float">
            <text:p>8</text:p>
          </table:table-cell>
          <table:table-cell table:style-name="ce14" office:value-type="float" office:value="8.25" calcext:value-type="float">
            <text:p>8,25</text:p>
          </table:table-cell>
          <table:table-cell table:style-name="ce14" office:value-type="float" office:value="5.75" calcext:value-type="float">
            <text:p>5,7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8" calcext:value-type="float">
            <text:p>2,8</text:p>
          </table:table-cell>
          <table:table-cell table:style-name="ce14" office:value-type="float" office:value="0.9" calcext:value-type="float">
            <text:p>0,9</text:p>
          </table:table-cell>
          <table:table-cell/>
          <table:table-cell table:style-name="Default" table:formula="of:=1.75*([.D27]+[.E27])/10" office:value-type="float" office:value="3.01" calcext:value-type="float">
            <text:p>3,01</text:p>
          </table:table-cell>
          <table:table-cell table:style-name="Default" table:formula="of:=(SUM([.F27:.G27])+2*SUM([.H27:.I27]))/24" office:value-type="float" office:value="1.83333333333333" calcext:value-type="float">
            <text:p>1,83333333333333</text:p>
          </table:table-cell>
          <table:table-cell table:style-name="Default" table:formula="of:=SUM([.J27:.M27])" office:value-type="float" office:value="4.1" calcext:value-type="float">
            <text:p>4,1</text:p>
          </table:table-cell>
          <table:table-cell/>
          <table:table-cell table:style-name="ce18" table:formula="of:=IF([.Q27]&lt;4;[.Q27];MAX([.O27]+[.P27]+0.4*[.Q27];0.6*[.Q27]))" office:value-type="float" office:value="6.48333333333333" calcext:value-type="float">
            <text:p>6,48</text:p>
          </table:table-cell>
          <table:table-cell table:style-name="ce18" table:formula="of:=IF([.Q27]&lt;4;MAX([.O27]+[.P27]+0.4*[.Q27];0.6*[.Q27]);&quot;&quot;)">
            <text:p/>
          </table:table-cell>
          <table:table-cell table:style-name="ce20" table:formula="of:=IF(AND([.Q27]&lt;4;[.T27]&lt;&gt;&quot;&quot;;[.T27]&gt;=5);4.5;[.S27])" office:value-type="float" office:value="6.48333333333333" calcext:value-type="float">
            <text:p>6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VICTOR</text:p>
          </table:table-cell>
          <table:table-cell office:value-type="string" calcext:value-type="string">
            <text:p>GARCIA CORRALES</text:p>
          </table:table-cell>
          <table:table-cell table:style-name="ce8" office:value-type="float" office:value="9.2" calcext:value-type="float">
            <text:p>9,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7.25" calcext:value-type="float">
            <text:p>7,2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2.4" calcext:value-type="float">
            <text:p>2,4</text:p>
          </table:table-cell>
          <table:table-cell/>
          <table:table-cell table:style-name="Default" table:formula="of:=1.75*([.D28]+[.E28])/10" office:value-type="float" office:value="3.01" calcext:value-type="float">
            <text:p>3,01</text:p>
          </table:table-cell>
          <table:table-cell table:style-name="Default" table:formula="of:=(SUM([.F28:.G28])+2*SUM([.H28:.I28]))/24" office:value-type="float" office:value="1.97916666666667" calcext:value-type="float">
            <text:p>1,97916666666667</text:p>
          </table:table-cell>
          <table:table-cell table:style-name="Default" table:formula="of:=SUM([.J28:.M28])" office:value-type="float" office:value="6.3" calcext:value-type="float">
            <text:p>6,3</text:p>
          </table:table-cell>
          <table:table-cell/>
          <table:table-cell table:style-name="ce18" table:formula="of:=IF([.Q28]&lt;4;[.Q28];MAX([.O28]+[.P28]+0.4*[.Q28];0.6*[.Q28]))" office:value-type="float" office:value="7.50916666666667" calcext:value-type="float">
            <text:p>7,51</text:p>
          </table:table-cell>
          <table:table-cell table:style-name="ce18" table:formula="of:=IF([.Q28]&lt;4;MAX([.O28]+[.P28]+0.4*[.Q28];0.6*[.Q28]);&quot;&quot;)">
            <text:p/>
          </table:table-cell>
          <table:table-cell table:style-name="ce20" table:formula="of:=IF(AND([.Q28]&lt;4;[.T28]&lt;&gt;&quot;&quot;;[.T28]&gt;=5);4.5;[.S28])" office:value-type="float" office:value="7.50916666666667" calcext:value-type="float">
            <text:p>7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IME</text:p>
          </table:table-cell>
          <table:table-cell office:value-type="string" calcext:value-type="string">
            <text:p>GARCIA GONZALEZ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.1" calcext:value-type="float">
            <text:p>1,1</text:p>
          </table:table-cell>
          <table:table-cell/>
          <table:table-cell table:style-name="Default" table:formula="of:=1.75*([.D29]+[.E29])/10" office:value-type="float" office:value="2.5375" calcext:value-type="float">
            <text:p>2,5375</text:p>
          </table:table-cell>
          <table:table-cell table:style-name="Default" table:formula="of:=(SUM([.F29:.G29])+2*SUM([.H29:.I29]))/24" office:value-type="float" office:value="1.5625" calcext:value-type="float">
            <text:p>1,5625</text:p>
          </table:table-cell>
          <table:table-cell table:style-name="Default" table:formula="of:=SUM([.J29:.M29])" office:value-type="float" office:value="4.7" calcext:value-type="float">
            <text:p>4,7</text:p>
          </table:table-cell>
          <table:table-cell/>
          <table:table-cell table:style-name="ce18" table:formula="of:=IF([.Q29]&lt;4;[.Q29];MAX([.O29]+[.P29]+0.4*[.Q29];0.6*[.Q29]))" office:value-type="float" office:value="5.98" calcext:value-type="float">
            <text:p>5,98</text:p>
          </table:table-cell>
          <table:table-cell table:style-name="ce18" table:formula="of:=IF([.Q29]&lt;4;MAX([.O29]+[.P29]+0.4*[.Q29];0.6*[.Q29]);&quot;&quot;)">
            <text:p/>
          </table:table-cell>
          <table:table-cell table:style-name="ce20" table:formula="of:=IF(AND([.Q29]&lt;4;[.T29]&lt;&gt;&quot;&quot;;[.T29]&gt;=5);4.5;[.S29])" office:value-type="float" office:value="5.98" calcext:value-type="float">
            <text:p>6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VAN</text:p>
          </table:table-cell>
          <table:table-cell office:value-type="string" calcext:value-type="string">
            <text:p>GARCIA MICO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float" office:value="4.25" calcext:value-type="float">
            <text:p>4,25</text:p>
          </table:table-cell>
          <table:table-cell table:style-name="ce14" office:value-type="float" office:value="2.25" calcext:value-type="float">
            <text:p>2,2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8" calcext:value-type="float">
            <text:p>0,8</text:p>
          </table:table-cell>
          <table:table-cell/>
          <table:table-cell table:style-name="Default" table:formula="of:=1.75*([.D30]+[.E30])/10" office:value-type="float" office:value="2.8" calcext:value-type="float">
            <text:p>2,8</text:p>
          </table:table-cell>
          <table:table-cell table:style-name="Default" table:formula="of:=(SUM([.F30:.G30])+2*SUM([.H30:.I30]))/24" office:value-type="float" office:value="0.833333333333333" calcext:value-type="float">
            <text:p>0,833333333333333</text:p>
          </table:table-cell>
          <table:table-cell table:style-name="Default" table:formula="of:=SUM([.J30:.M30])" office:value-type="float" office:value="2.2" calcext:value-type="float">
            <text:p>2,2</text:p>
          </table:table-cell>
          <table:table-cell/>
          <table:table-cell table:style-name="ce18" table:formula="of:=IF([.Q30]&lt;4;[.Q30];MAX([.O30]+[.P30]+0.4*[.Q30];0.6*[.Q30]))" office:value-type="float" office:value="2.2" calcext:value-type="float">
            <text:p>2,20</text:p>
          </table:table-cell>
          <table:table-cell table:style-name="ce18" table:formula="of:=IF([.Q30]&lt;4;MAX([.O30]+[.P30]+0.4*[.Q30];0.6*[.Q30]);&quot;&quot;)" office:value-type="float" office:value="4.51333333333333" calcext:value-type="float">
            <text:p>4,51</text:p>
          </table:table-cell>
          <table:table-cell table:style-name="ce20" table:formula="of:=IF(AND([.Q30]&lt;4;[.T30]&lt;&gt;&quot;&quot;;[.T30]&gt;=5);4.5;[.S30])" office:value-type="float" office:value="2.2" calcext:value-type="float">
            <text:p>2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MANUEL</text:p>
          </table:table-cell>
          <table:table-cell office:value-type="string" calcext:value-type="string">
            <text:p>GARCIA PAJARES</text:p>
          </table:table-cell>
          <table:table-cell table:style-name="ce8" office:value-type="float" office:value="7.6" calcext:value-type="float">
            <text:p>7,6</text:p>
          </table:table-cell>
          <table:table-cell table:style-name="ce8" office:value-type="float" office:value="5.8" calcext:value-type="float">
            <text:p>5,8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14" office:value-type="float" office:value="5.75" calcext:value-type="float">
            <text:p>5,75</text:p>
          </table:table-cell>
          <table:table-cell table:style-name="ce14" office:value-type="float" office:value="5.25" calcext:value-type="float">
            <text:p>5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1.3" calcext:value-type="float">
            <text:p>1,3</text:p>
          </table:table-cell>
          <table:table-cell/>
          <table:table-cell table:style-name="Default" table:formula="of:=1.75*([.D31]+[.E31])/10" office:value-type="float" office:value="2.345" calcext:value-type="float">
            <text:p>2,345</text:p>
          </table:table-cell>
          <table:table-cell table:style-name="Default" table:formula="of:=(SUM([.F31:.G31])+2*SUM([.H31:.I31]))/24" office:value-type="float" office:value="1.33333333333333" calcext:value-type="float">
            <text:p>1,33333333333333</text:p>
          </table:table-cell>
          <table:table-cell table:style-name="Default" table:formula="of:=SUM([.J31:.M31])" office:value-type="float" office:value="4" calcext:value-type="float">
            <text:p>4</text:p>
          </table:table-cell>
          <table:table-cell/>
          <table:table-cell table:style-name="ce18" table:formula="of:=IF([.Q31]&lt;4;[.Q31];MAX([.O31]+[.P31]+0.4*[.Q31];0.6*[.Q31]))" office:value-type="float" office:value="5.27833333333333" calcext:value-type="float">
            <text:p>5,28</text:p>
          </table:table-cell>
          <table:table-cell table:style-name="ce18" table:formula="of:=IF([.Q31]&lt;4;MAX([.O31]+[.P31]+0.4*[.Q31];0.6*[.Q31]);&quot;&quot;)">
            <text:p/>
          </table:table-cell>
          <table:table-cell table:style-name="ce20" table:formula="of:=IF(AND([.Q31]&lt;4;[.T31]&lt;&gt;&quot;&quot;;[.T31]&gt;=5);4.5;[.S31])" office:value-type="float" office:value="5.27833333333333" calcext:value-type="float">
            <text:p>5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PABLO</text:p>
          </table:table-cell>
          <table:table-cell office:value-type="string" calcext:value-type="string">
            <text:p>GISMERO ROBLEDANO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.4" calcext:value-type="float">
            <text:p>2,4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Default" table:formula="of:=1.75*([.D32]+[.E32])/10" office:value-type="float" office:value="2.1175" calcext:value-type="float">
            <text:p>2,1175</text:p>
          </table:table-cell>
          <table:table-cell table:style-name="Default" table:formula="of:=(SUM([.F32:.G32])+2*SUM([.H32:.I32]))/24" office:value-type="float" office:value="1.125" calcext:value-type="float">
            <text:p>1,125</text:p>
          </table:table-cell>
          <table:table-cell table:style-name="Default" table:formula="of:=SUM([.J32:.M32])" office:value-type="float" office:value="4.4" calcext:value-type="float">
            <text:p>4,4</text:p>
          </table:table-cell>
          <table:table-cell/>
          <table:table-cell table:style-name="ce18" table:formula="of:=IF([.Q32]&lt;4;[.Q32];MAX([.O32]+[.P32]+0.4*[.Q32];0.6*[.Q32]))" office:value-type="float" office:value="5.0025" calcext:value-type="float">
            <text:p>5,00</text:p>
          </table:table-cell>
          <table:table-cell table:style-name="ce18" table:formula="of:=IF([.Q32]&lt;4;MAX([.O32]+[.P32]+0.4*[.Q32];0.6*[.Q32]);&quot;&quot;)">
            <text:p/>
          </table:table-cell>
          <table:table-cell table:style-name="ce20" table:formula="of:=IF(AND([.Q32]&lt;4;[.T32]&lt;&gt;&quot;&quot;;[.T32]&gt;=5);4.5;[.S32])" office:value-type="float" office:value="5.0025" calcext:value-type="float">
            <text:p>5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OSE ANTONIO</text:p>
          </table:table-cell>
          <table:table-cell office:value-type="string" calcext:value-type="string">
            <text:p>GOMEZ CAUDET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14" office:value-type="float" office:value="8.25" calcext:value-type="float">
            <text:p>8,25</text:p>
          </table:table-cell>
          <table:table-cell table:style-name="ce14" office:value-type="float" office:value="7.25" calcext:value-type="float">
            <text:p>7,2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3.3" calcext:value-type="float">
            <text:p>3,3</text:p>
          </table:table-cell>
          <table:table-cell table:style-name="ce14" office:value-type="float" office:value="0.5" calcext:value-type="float">
            <text:p>0,5</text:p>
          </table:table-cell>
          <table:table-cell/>
          <table:table-cell table:style-name="Default" table:formula="of:=1.75*([.D33]+[.E33])/10" office:value-type="float" office:value="3.5" calcext:value-type="float">
            <text:p>3,5</text:p>
          </table:table-cell>
          <table:table-cell table:style-name="Default" table:formula="of:=(SUM([.F33:.G33])+2*SUM([.H33:.I33]))/24" office:value-type="float" office:value="2.04166666666667" calcext:value-type="float">
            <text:p>2,04166666666667</text:p>
          </table:table-cell>
          <table:table-cell table:style-name="Default" table:formula="of:=SUM([.J33:.M33])" office:value-type="float" office:value="5.1" calcext:value-type="float">
            <text:p>5,1</text:p>
          </table:table-cell>
          <table:table-cell/>
          <table:table-cell table:style-name="ce18" table:formula="of:=IF([.Q33]&lt;4;[.Q33];MAX([.O33]+[.P33]+0.4*[.Q33];0.6*[.Q33]))" office:value-type="float" office:value="7.58166666666667" calcext:value-type="float">
            <text:p>7,58</text:p>
          </table:table-cell>
          <table:table-cell table:style-name="ce18" table:formula="of:=IF([.Q33]&lt;4;MAX([.O33]+[.P33]+0.4*[.Q33];0.6*[.Q33]);&quot;&quot;)">
            <text:p/>
          </table:table-cell>
          <table:table-cell table:style-name="ce20" table:formula="of:=IF(AND([.Q33]&lt;4;[.T33]&lt;&gt;&quot;&quot;;[.T33]&gt;=5);4.5;[.S33])" office:value-type="float" office:value="7.58166666666667" calcext:value-type="float">
            <text:p>7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GUILLERMO</text:p>
          </table:table-cell>
          <table:table-cell office:value-type="string" calcext:value-type="string">
            <text:p>GONZALEZ FRADEJAS</text:p>
          </table:table-cell>
          <table:table-cell table:style-name="ce8" office:value-type="float" office:value="6.8" calcext:value-type="float">
            <text:p>6,8</text:p>
          </table:table-cell>
          <table:table-cell table:style-name="ce12" office:value-type="string" calcext:value-type="string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5.5" calcext:value-type="float">
            <text:p>5,5</text:p>
          </table:table-cell>
          <table:table-cell table:style-name="ce13" table:number-columns-repeated="4"/>
          <table:table-cell/>
          <table:table-cell table:style-name="Default" table:number-columns-repeated="3"/>
          <table:table-cell/>
          <table:table-cell table:style-name="ce19" table:number-columns-repeated="2"/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LUIS</text:p>
          </table:table-cell>
          <table:table-cell office:value-type="string" calcext:value-type="string">
            <text:p>GUIJARRO MUÑOZ</text:p>
          </table:table-cell>
          <table:table-cell table:style-name="ce8" office:value-type="float" office:value="9.8" calcext:value-type="float">
            <text:p>9,8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4" office:value-type="float" office:value="7.25" calcext:value-type="float">
            <text:p>7,25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1.6" calcext:value-type="float">
            <text:p>1,6</text:p>
          </table:table-cell>
          <table:table-cell table:style-name="ce14" office:value-type="float" office:value="1.5" calcext:value-type="float">
            <text:p>1,5</text:p>
          </table:table-cell>
          <table:table-cell/>
          <table:table-cell table:style-name="Default" table:formula="of:=1.75*([.D35]+[.E35])/10" office:value-type="float" office:value="3.255" calcext:value-type="float">
            <text:p>3,255</text:p>
          </table:table-cell>
          <table:table-cell table:style-name="Default" table:formula="of:=(SUM([.F35:.G35])+2*SUM([.H35:.I35]))/24" office:value-type="float" office:value="1.625" calcext:value-type="float">
            <text:p>1,625</text:p>
          </table:table-cell>
          <table:table-cell table:style-name="Default" table:formula="of:=SUM([.J35:.M35])" office:value-type="float" office:value="4.4" calcext:value-type="float">
            <text:p>4,4</text:p>
          </table:table-cell>
          <table:table-cell/>
          <table:table-cell table:style-name="ce18" table:formula="of:=IF([.Q35]&lt;4;[.Q35];MAX([.O35]+[.P35]+0.4*[.Q35];0.6*[.Q35]))" office:value-type="float" office:value="6.64" calcext:value-type="float">
            <text:p>6,64</text:p>
          </table:table-cell>
          <table:table-cell table:style-name="ce18" table:formula="of:=IF([.Q35]&lt;4;MAX([.O35]+[.P35]+0.4*[.Q35];0.6*[.Q35]);&quot;&quot;)">
            <text:p/>
          </table:table-cell>
          <table:table-cell table:style-name="ce20" table:formula="of:=IF(AND([.Q35]&lt;4;[.T35]&lt;&gt;&quot;&quot;;[.T35]&gt;=5);4.5;[.S35])" office:value-type="float" office:value="6.64" calcext:value-type="float">
            <text:p>6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MARCOS</text:p>
          </table:table-cell>
          <table:table-cell office:value-type="string" calcext:value-type="string">
            <text:p>GUTIERREZ MORENO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4.25" calcext:value-type="float">
            <text:p>4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0.7" calcext:value-type="float">
            <text:p>0,7</text:p>
          </table:table-cell>
          <table:table-cell/>
          <table:table-cell table:style-name="Default" table:formula="of:=1.75*([.D36]+[.E36])/10" office:value-type="float" office:value="1.3125" calcext:value-type="float">
            <text:p>1,3125</text:p>
          </table:table-cell>
          <table:table-cell table:style-name="Default" table:formula="of:=(SUM([.F36:.G36])+2*SUM([.H36:.I36]))/24" office:value-type="float" office:value="1.64583333333333" calcext:value-type="float">
            <text:p>1,64583333333333</text:p>
          </table:table-cell>
          <table:table-cell table:style-name="Default" table:formula="of:=SUM([.J36:.M36])" office:value-type="float" office:value="3.6" calcext:value-type="float">
            <text:p>3,6</text:p>
          </table:table-cell>
          <table:table-cell/>
          <table:table-cell table:style-name="ce18" table:formula="of:=IF([.Q36]&lt;4;[.Q36];MAX([.O36]+[.P36]+0.4*[.Q36];0.6*[.Q36]))" office:value-type="float" office:value="3.6" calcext:value-type="float">
            <text:p>3,60</text:p>
          </table:table-cell>
          <table:table-cell table:style-name="ce18" table:formula="of:=IF([.Q36]&lt;4;MAX([.O36]+[.P36]+0.4*[.Q36];0.6*[.Q36]);&quot;&quot;)" office:value-type="float" office:value="4.39833333333333" calcext:value-type="float">
            <text:p>4,40</text:p>
          </table:table-cell>
          <table:table-cell table:style-name="ce20" table:formula="of:=IF(AND([.Q36]&lt;4;[.T36]&lt;&gt;&quot;&quot;;[.T36]&gt;=5);4.5;[.S36])" office:value-type="float" office:value="3.6" calcext:value-type="float">
            <text:p>3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ISMAEL</text:p>
          </table:table-cell>
          <table:table-cell office:value-type="string" calcext:value-type="string">
            <text:p>GUZMAN COLOMINA</text:p>
          </table:table-cell>
          <table:table-cell table:style-name="ce8" office:value-type="float" office:value="8.9" calcext:value-type="float">
            <text:p>8,9</text:p>
          </table:table-cell>
          <table:table-cell table:style-name="ce8" office:value-type="float" office:value="8.3" calcext:value-type="float">
            <text:p>8,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8.75" calcext:value-type="float">
            <text:p>8,75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2.6" calcext:value-type="float">
            <text:p>2,6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37]+[.E37])/10" office:value-type="float" office:value="3.01" calcext:value-type="float">
            <text:p>3,01</text:p>
          </table:table-cell>
          <table:table-cell table:style-name="Default" table:formula="of:=(SUM([.F37:.G37])+2*SUM([.H37:.I37]))/24" office:value-type="float" office:value="2.1875" calcext:value-type="float">
            <text:p>2,1875</text:p>
          </table:table-cell>
          <table:table-cell table:style-name="Default" table:formula="of:=SUM([.J37:.M37])" office:value-type="float" office:value="6.1" calcext:value-type="float">
            <text:p>6,1</text:p>
          </table:table-cell>
          <table:table-cell/>
          <table:table-cell table:style-name="ce18" table:formula="of:=IF([.Q37]&lt;4;[.Q37];MAX([.O37]+[.P37]+0.4*[.Q37];0.6*[.Q37]))" office:value-type="float" office:value="7.6375" calcext:value-type="float">
            <text:p>7,64</text:p>
          </table:table-cell>
          <table:table-cell table:style-name="ce18" table:formula="of:=IF([.Q37]&lt;4;MAX([.O37]+[.P37]+0.4*[.Q37];0.6*[.Q37]);&quot;&quot;)">
            <text:p/>
          </table:table-cell>
          <table:table-cell table:style-name="ce20" table:formula="of:=IF(AND([.Q37]&lt;4;[.T37]&lt;&gt;&quot;&quot;;[.T37]&gt;=5);4.5;[.S37])" office:value-type="float" office:value="7.6375" calcext:value-type="float">
            <text:p>7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CARLOS MANUEL</text:p>
          </table:table-cell>
          <table:table-cell office:value-type="string" calcext:value-type="string">
            <text:p>HERNANDEZ DELGADO</text:p>
          </table:table-cell>
          <table:table-cell table:number-columns-repeated="4" table:style-name="ce8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2.6" calcext:value-type="float">
            <text:p>2,6</text:p>
          </table:table-cell>
          <table:table-cell table:style-name="ce14" office:value-type="float" office:value="2.3" calcext:value-type="float">
            <text:p>2,3</text:p>
          </table:table-cell>
          <table:table-cell/>
          <table:table-cell table:style-name="Default" table:formula="of:=1.75*([.D38]+[.E38])/10" office:value-type="float" office:value="3.5" calcext:value-type="float">
            <text:p>3,5</text:p>
          </table:table-cell>
          <table:table-cell table:style-name="Default" table:formula="of:=(SUM([.F38:.G38])+2*SUM([.H38:.I38]))/24" office:value-type="float" office:value="2.375" calcext:value-type="float">
            <text:p>2,375</text:p>
          </table:table-cell>
          <table:table-cell table:style-name="Default" table:formula="of:=SUM([.J38:.M38])" office:value-type="float" office:value="6.6" calcext:value-type="float">
            <text:p>6,6</text:p>
          </table:table-cell>
          <table:table-cell/>
          <table:table-cell table:style-name="ce18" table:formula="of:=IF([.Q38]&lt;4;[.Q38];MAX([.O38]+[.P38]+0.4*[.Q38];0.6*[.Q38]))" office:value-type="float" office:value="8.515" calcext:value-type="float">
            <text:p>8,52</text:p>
          </table:table-cell>
          <table:table-cell table:style-name="ce18" table:formula="of:=IF([.Q38]&lt;4;MAX([.O38]+[.P38]+0.4*[.Q38];0.6*[.Q38]);&quot;&quot;)">
            <text:p/>
          </table:table-cell>
          <table:table-cell table:style-name="ce20" table:formula="of:=IF(AND([.Q38]&lt;4;[.T38]&lt;&gt;&quot;&quot;;[.T38]&gt;=5);4.5;[.S38])" office:value-type="float" office:value="8.515" calcext:value-type="float">
            <text:p>8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HECTOR</text:p>
          </table:table-cell>
          <table:table-cell office:value-type="string" calcext:value-type="string">
            <text:p>HERREROS ORCAJO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14" office:value-type="float" office:value="5.5" calcext:value-type="float">
            <text:p>5,5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39]+[.E39])/10" office:value-type="float" office:value="2.415" calcext:value-type="float">
            <text:p>2,415</text:p>
          </table:table-cell>
          <table:table-cell table:style-name="Default" table:formula="of:=(SUM([.F39:.G39])+2*SUM([.H39:.I39]))/24" office:value-type="float" office:value="1.54166666666667" calcext:value-type="float">
            <text:p>1,54166666666667</text:p>
          </table:table-cell>
          <table:table-cell table:style-name="Default" table:formula="of:=SUM([.J39:.M39])" office:value-type="float" office:value="5.5" calcext:value-type="float">
            <text:p>5,5</text:p>
          </table:table-cell>
          <table:table-cell/>
          <table:table-cell table:style-name="ce18" table:formula="of:=IF([.Q39]&lt;4;[.Q39];MAX([.O39]+[.P39]+0.4*[.Q39];0.6*[.Q39]))" office:value-type="float" office:value="6.15666666666667" calcext:value-type="float">
            <text:p>6,16</text:p>
          </table:table-cell>
          <table:table-cell table:style-name="ce18" table:formula="of:=IF([.Q39]&lt;4;MAX([.O39]+[.P39]+0.4*[.Q39];0.6*[.Q39]);&quot;&quot;)">
            <text:p/>
          </table:table-cell>
          <table:table-cell table:style-name="ce20" table:formula="of:=IF(AND([.Q39]&lt;4;[.T39]&lt;&gt;&quot;&quot;;[.T39]&gt;=5);4.5;[.S39])" office:value-type="float" office:value="6.15666666666667" calcext:value-type="float">
            <text:p>6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FERNANDO</text:p>
          </table:table-cell>
          <table:table-cell office:value-type="string" calcext:value-type="string">
            <text:p>JIMENEZ RODRIGUEZ</text:p>
          </table:table-cell>
          <table:table-cell table:style-name="ce8" office:value-type="float" office:value="7.3" calcext:value-type="float">
            <text:p>7,3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14" office:value-type="float" office:value="9.25" calcext:value-type="float">
            <text:p>9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.3" calcext:value-type="float">
            <text:p>2,3</text:p>
          </table:table-cell>
          <table:table-cell table:style-name="ce14" office:value-type="float" office:value="1.1" calcext:value-type="float">
            <text:p>1,1</text:p>
          </table:table-cell>
          <table:table-cell/>
          <table:table-cell table:style-name="Default" table:formula="of:=1.75*([.D40]+[.E40])/10" office:value-type="float" office:value="2.415" calcext:value-type="float">
            <text:p>2,415</text:p>
          </table:table-cell>
          <table:table-cell table:style-name="Default" table:formula="of:=(SUM([.F40:.G40])+2*SUM([.H40:.I40]))/24" office:value-type="float" office:value="2.29166666666667" calcext:value-type="float">
            <text:p>2,29166666666667</text:p>
          </table:table-cell>
          <table:table-cell table:style-name="Default" table:formula="of:=SUM([.J40:.M40])" office:value-type="float" office:value="3.4" calcext:value-type="float">
            <text:p>3,4</text:p>
          </table:table-cell>
          <table:table-cell/>
          <table:table-cell table:style-name="ce18" table:formula="of:=IF([.Q40]&lt;4;[.Q40];MAX([.O40]+[.P40]+0.4*[.Q40];0.6*[.Q40]))" office:value-type="float" office:value="3.4" calcext:value-type="float">
            <text:p>3,40</text:p>
          </table:table-cell>
          <table:table-cell table:style-name="ce18" table:formula="of:=IF([.Q40]&lt;4;MAX([.O40]+[.P40]+0.4*[.Q40];0.6*[.Q40]);&quot;&quot;)" office:value-type="float" office:value="6.06666666666667" calcext:value-type="float">
            <text:p>6,07</text:p>
          </table:table-cell>
          <table:table-cell table:style-name="ce20" table:formula="of:=IF(AND([.Q40]&lt;4;[.T40]&lt;&gt;&quot;&quot;;[.T40]&gt;=5);4.5;[.S40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AVID</text:p>
          </table:table-cell>
          <table:table-cell office:value-type="string" calcext:value-type="string">
            <text:p>JUAREZ ALCARRIA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14" office:value-type="float" office:value="9.25" calcext:value-type="float">
            <text:p>9,25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3.4" calcext:value-type="float">
            <text:p>3,4</text:p>
          </table:table-cell>
          <table:table-cell table:style-name="ce14" office:value-type="float" office:value="0.4" calcext:value-type="float">
            <text:p>0,4</text:p>
          </table:table-cell>
          <table:table-cell/>
          <table:table-cell table:style-name="Default" table:formula="of:=1.75*([.D41]+[.E41])/10" office:value-type="float" office:value="2.7475" calcext:value-type="float">
            <text:p>2,7475</text:p>
          </table:table-cell>
          <table:table-cell table:style-name="Default" table:formula="of:=(SUM([.F41:.G41])+2*SUM([.H41:.I41]))/24" office:value-type="float" office:value="2.25" calcext:value-type="float">
            <text:p>2,25</text:p>
          </table:table-cell>
          <table:table-cell table:style-name="Default" table:formula="of:=SUM([.J41:.M41])" office:value-type="float" office:value="5.5" calcext:value-type="float">
            <text:p>5,5</text:p>
          </table:table-cell>
          <table:table-cell/>
          <table:table-cell table:style-name="ce18" table:formula="of:=IF([.Q41]&lt;4;[.Q41];MAX([.O41]+[.P41]+0.4*[.Q41];0.6*[.Q41]))" office:value-type="float" office:value="7.1975" calcext:value-type="float">
            <text:p>7,20</text:p>
          </table:table-cell>
          <table:table-cell table:style-name="ce18" table:formula="of:=IF([.Q41]&lt;4;MAX([.O41]+[.P41]+0.4*[.Q41];0.6*[.Q41]);&quot;&quot;)">
            <text:p/>
          </table:table-cell>
          <table:table-cell table:style-name="ce20" table:formula="of:=IF(AND([.Q41]&lt;4;[.T41]&lt;&gt;&quot;&quot;;[.T41]&gt;=5);4.5;[.S41])" office:value-type="float" office:value="7.1975" calcext:value-type="float">
            <text:p>7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LBERTO</text:p>
          </table:table-cell>
          <table:table-cell office:value-type="string" calcext:value-type="string">
            <text:p>LOPEZ DE LEON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float" office:value="7.25" calcext:value-type="float">
            <text:p>7,25</text:p>
          </table:table-cell>
          <table:table-cell table:style-name="ce14" office:value-type="float" office:value="6.75" calcext:value-type="float">
            <text:p>6,75</text:p>
          </table:table-cell>
          <table:table-cell table:number-columns-repeated="2" table:style-name="ce14" office:value-type="float" office:value="0.4" calcext:value-type="float">
            <text:p>0,4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1.8" calcext:value-type="float">
            <text:p>1,8</text:p>
          </table:table-cell>
          <table:table-cell/>
          <table:table-cell table:style-name="Default" table:formula="of:=1.75*([.D42]+[.E42])/10" office:value-type="float" office:value="1.575" calcext:value-type="float">
            <text:p>1,575</text:p>
          </table:table-cell>
          <table:table-cell table:style-name="Default" table:formula="of:=(SUM([.F42:.G42])+2*SUM([.H42:.I42]))/24" office:value-type="float" office:value="1.66666666666667" calcext:value-type="float">
            <text:p>1,66666666666667</text:p>
          </table:table-cell>
          <table:table-cell table:style-name="Default" table:formula="of:=SUM([.J42:.M42])" office:value-type="float" office:value="4.7" calcext:value-type="float">
            <text:p>4,7</text:p>
          </table:table-cell>
          <table:table-cell/>
          <table:table-cell table:style-name="ce18" table:formula="of:=IF([.Q42]&lt;4;[.Q42];MAX([.O42]+[.P42]+0.4*[.Q42];0.6*[.Q42]))" office:value-type="float" office:value="5.12166666666667" calcext:value-type="float">
            <text:p>5,12</text:p>
          </table:table-cell>
          <table:table-cell table:style-name="ce18" table:formula="of:=IF([.Q42]&lt;4;MAX([.O42]+[.P42]+0.4*[.Q42];0.6*[.Q42]);&quot;&quot;)">
            <text:p/>
          </table:table-cell>
          <table:table-cell table:style-name="ce20" table:formula="of:=IF(AND([.Q42]&lt;4;[.T42]&lt;&gt;&quot;&quot;;[.T42]&gt;=5);4.5;[.S42])" office:value-type="float" office:value="5.12166666666667" calcext:value-type="float">
            <text:p>5,1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DRIAN</text:p>
          </table:table-cell>
          <table:table-cell office:value-type="string" calcext:value-type="string">
            <text:p>LOSADA CASADO</text:p>
          </table:table-cell>
          <table:table-cell table:style-name="ce8" office:value-type="float" office:value="8.9" calcext:value-type="float">
            <text:p>8,9</text:p>
          </table:table-cell>
          <table:table-cell table:style-name="ce8" office:value-type="float" office:value="8.3" calcext:value-type="float">
            <text:p>8,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5.75" calcext:value-type="float">
            <text:p>5,7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30" office:value-type="float" office:value="1.2" calcext:value-type="float">
            <text:p>1,2</text:p>
          </table:table-cell>
          <table:table-cell table:style-name="ce14" office:value-type="float" office:value="2.3" calcext:value-type="float">
            <text:p>2,3</text:p>
          </table:table-cell>
          <table:table-cell/>
          <table:table-cell table:style-name="Default" table:formula="of:=1.75*([.D43]+[.E43])/10" office:value-type="float" office:value="3.01" calcext:value-type="float">
            <text:p>3,01</text:p>
          </table:table-cell>
          <table:table-cell table:style-name="Default" table:formula="of:=(SUM([.F43:.G43])+2*SUM([.H43:.I43]))/24" office:value-type="float" office:value="1.6875" calcext:value-type="float">
            <text:p>1,6875</text:p>
          </table:table-cell>
          <table:table-cell table:style-name="Default" table:formula="of:=SUM([.J43:.M43])" office:value-type="float" office:value="4" calcext:value-type="float">
            <text:p>4</text:p>
          </table:table-cell>
          <table:table-cell/>
          <table:table-cell table:style-name="ce18" table:formula="of:=IF([.Q43]&lt;4;[.Q43];MAX([.O43]+[.P43]+0.4*[.Q43];0.6*[.Q43]))" office:value-type="float" office:value="6.2975" calcext:value-type="float">
            <text:p>6,30</text:p>
          </table:table-cell>
          <table:table-cell table:style-name="ce18" table:formula="of:=IF([.Q43]&lt;4;MAX([.O43]+[.P43]+0.4*[.Q43];0.6*[.Q43]);&quot;&quot;)">
            <text:p/>
          </table:table-cell>
          <table:table-cell table:style-name="ce38" table:formula="of:=IF(AND([.Q43]&lt;4;[.T43]&lt;&gt;&quot;&quot;;[.T43]&gt;=5);4.5;[.S43])" office:value-type="float" office:value="6.2975" calcext:value-type="float">
            <text:p>6,3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EDGAR AUGUSTO</text:p>
          </table:table-cell>
          <table:table-cell office:value-type="string" calcext:value-type="string">
            <text:p>LOYOLA TORRE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14" office:value-type="float" office:value="5.5" calcext:value-type="float">
            <text:p>5,5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3.1" calcext:value-type="float">
            <text:p>3,1</text:p>
          </table:table-cell>
          <table:table-cell table:style-name="ce14" office:value-type="float" office:value="0.8" calcext:value-type="float">
            <text:p>0,8</text:p>
          </table:table-cell>
          <table:table-cell/>
          <table:table-cell table:style-name="Default" table:formula="of:=1.75*([.D44]+[.E44])/10" office:value-type="float" office:value="2.975" calcext:value-type="float">
            <text:p>2,975</text:p>
          </table:table-cell>
          <table:table-cell table:style-name="Default" table:formula="of:=(SUM([.F44:.G44])+2*SUM([.H44:.I44]))/24" office:value-type="float" office:value="1.33333333333333" calcext:value-type="float">
            <text:p>1,33333333333333</text:p>
          </table:table-cell>
          <table:table-cell table:style-name="Default" table:formula="of:=SUM([.J44:.M44])" office:value-type="float" office:value="4.3" calcext:value-type="float">
            <text:p>4,3</text:p>
          </table:table-cell>
          <table:table-cell/>
          <table:table-cell table:style-name="ce18" table:formula="of:=IF([.Q44]&lt;4;[.Q44];MAX([.O44]+[.P44]+0.4*[.Q44];0.6*[.Q44]))" office:value-type="float" office:value="6.02833333333333" calcext:value-type="float">
            <text:p>6,03</text:p>
          </table:table-cell>
          <table:table-cell table:style-name="ce18" table:formula="of:=IF([.Q44]&lt;4;MAX([.O44]+[.P44]+0.4*[.Q44];0.6*[.Q44]);&quot;&quot;)">
            <text:p/>
          </table:table-cell>
          <table:table-cell table:style-name="ce20" table:formula="of:=IF(AND([.Q44]&lt;4;[.T44]&lt;&gt;&quot;&quot;;[.T44]&gt;=5);4.5;[.S44])" office:value-type="float" office:value="6.02833333333333" calcext:value-type="float">
            <text:p>6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ELENA</text:p>
          </table:table-cell>
          <table:table-cell office:value-type="string" calcext:value-type="string">
            <text:p>MAGAN LOPEZ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float" office:value="7.5" calcext:value-type="float">
            <text:p>7,5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14" office:value-type="float" office:value="9.25" calcext:value-type="float">
            <text:p>9,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1.7" calcext:value-type="float">
            <text:p>1,7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45]+[.E45])/10" office:value-type="float" office:value="2.66" calcext:value-type="float">
            <text:p>2,66</text:p>
          </table:table-cell>
          <table:table-cell table:style-name="Default" table:formula="of:=(SUM([.F45:.G45])+2*SUM([.H45:.I45]))/24" office:value-type="float" office:value="2.4375" calcext:value-type="float">
            <text:p>2,4375</text:p>
          </table:table-cell>
          <table:table-cell table:style-name="Default" table:formula="of:=SUM([.J45:.M45])" office:value-type="float" office:value="4.1" calcext:value-type="float">
            <text:p>4,1</text:p>
          </table:table-cell>
          <table:table-cell/>
          <table:table-cell table:style-name="ce18" table:formula="of:=IF([.Q45]&lt;4;[.Q45];MAX([.O45]+[.P45]+0.4*[.Q45];0.6*[.Q45]))" office:value-type="float" office:value="6.7375" calcext:value-type="float">
            <text:p>6,74</text:p>
          </table:table-cell>
          <table:table-cell table:style-name="ce18" table:formula="of:=IF([.Q45]&lt;4;MAX([.O45]+[.P45]+0.4*[.Q45];0.6*[.Q45]);&quot;&quot;)">
            <text:p/>
          </table:table-cell>
          <table:table-cell table:style-name="ce20" table:formula="of:=IF(AND([.Q45]&lt;4;[.T45]&lt;&gt;&quot;&quot;;[.T45]&gt;=5);4.5;[.S45])" office:value-type="float" office:value="6.7375" calcext:value-type="float">
            <text:p>6,7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PEDRO</text:p>
          </table:table-cell>
          <table:table-cell office:value-type="string" calcext:value-type="string">
            <text:p>MAGDALENO PEROMINGO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4" office:value-type="float" office:value="6.25" calcext:value-type="float">
            <text:p>6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9" calcext:value-type="float">
            <text:p>0,9</text:p>
          </table:table-cell>
          <table:table-cell/>
          <table:table-cell table:style-name="Default" table:formula="of:=1.75*([.D46]+[.E46])/10" office:value-type="float" office:value="2.38" calcext:value-type="float">
            <text:p>2,38</text:p>
          </table:table-cell>
          <table:table-cell table:style-name="Default" table:formula="of:=(SUM([.F46:.G46])+2*SUM([.H46:.I46]))/24" office:value-type="float" office:value="1.625" calcext:value-type="float">
            <text:p>1,625</text:p>
          </table:table-cell>
          <table:table-cell table:style-name="Default" table:formula="of:=SUM([.J46:.M46])" office:value-type="float" office:value="1.5" calcext:value-type="float">
            <text:p>1,5</text:p>
          </table:table-cell>
          <table:table-cell/>
          <table:table-cell table:style-name="ce18" table:formula="of:=IF([.Q46]&lt;4;[.Q46];MAX([.O46]+[.P46]+0.4*[.Q46];0.6*[.Q46]))" office:value-type="float" office:value="1.5" calcext:value-type="float">
            <text:p>1,50</text:p>
          </table:table-cell>
          <table:table-cell table:style-name="ce18" table:formula="of:=IF([.Q46]&lt;4;MAX([.O46]+[.P46]+0.4*[.Q46];0.6*[.Q46]);&quot;&quot;)" office:value-type="float" office:value="4.605" calcext:value-type="float">
            <text:p>4,61</text:p>
          </table:table-cell>
          <table:table-cell table:style-name="ce20" table:formula="of:=IF(AND([.Q46]&lt;4;[.T46]&lt;&gt;&quot;&quot;;[.T46]&gt;=5);4.5;[.S46])" office:value-type="float" office:value="1.5" calcext:value-type="float">
            <text:p>1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OSE LUIS</text:p>
          </table:table-cell>
          <table:table-cell office:value-type="string" calcext:value-type="string">
            <text:p>MARTIN NAVARRO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1.1" calcext:value-type="float">
            <text:p>1,1</text:p>
          </table:table-cell>
          <table:table-cell/>
          <table:table-cell table:style-name="Default" table:formula="of:=1.75*([.D47]+[.E47])/10" office:value-type="float" office:value="2.31" calcext:value-type="float">
            <text:p>2,31</text:p>
          </table:table-cell>
          <table:table-cell table:style-name="Default" table:formula="of:=(SUM([.F47:.G47])+2*SUM([.H47:.I47]))/24" office:value-type="float" office:value="2.33333333333333" calcext:value-type="float">
            <text:p>2,33333333333333</text:p>
          </table:table-cell>
          <table:table-cell table:style-name="Default" table:formula="of:=SUM([.J47:.M47])" office:value-type="float" office:value="4" calcext:value-type="float">
            <text:p>4</text:p>
          </table:table-cell>
          <table:table-cell/>
          <table:table-cell table:style-name="ce18" table:formula="of:=IF([.Q47]&lt;4;[.Q47];MAX([.O47]+[.P47]+0.4*[.Q47];0.6*[.Q47]))" office:value-type="float" office:value="6.24333333333333" calcext:value-type="float">
            <text:p>6,24</text:p>
          </table:table-cell>
          <table:table-cell table:style-name="ce18" table:formula="of:=IF([.Q47]&lt;4;MAX([.O47]+[.P47]+0.4*[.Q47];0.6*[.Q47]);&quot;&quot;)">
            <text:p/>
          </table:table-cell>
          <table:table-cell table:style-name="ce41" table:formula="of:=IF(AND([.Q47]&lt;4;[.T47]&lt;&gt;&quot;&quot;;[.T47]&gt;=5);4.5;[.S47])" office:value-type="float" office:value="6.24333333333333" calcext:value-type="float">
            <text:p>6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PAULO</text:p>
          </table:table-cell>
          <table:table-cell office:value-type="string" calcext:value-type="string">
            <text:p>MATE DE NICOLAS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6.75" calcext:value-type="float">
            <text:p>6,75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0.4" calcext:value-type="float">
            <text:p>0,4</text:p>
          </table:table-cell>
          <table:table-cell/>
          <table:table-cell table:style-name="Default" table:formula="of:=1.75*([.D48]+[.E48])/10" office:value-type="float" office:value="2.835" calcext:value-type="float">
            <text:p>2,835</text:p>
          </table:table-cell>
          <table:table-cell table:style-name="Default" table:formula="of:=(SUM([.F48:.G48])+2*SUM([.H48:.I48]))/24" office:value-type="float" office:value="1.75" calcext:value-type="float">
            <text:p>1,75</text:p>
          </table:table-cell>
          <table:table-cell table:style-name="Default" table:formula="of:=SUM([.J48:.M48])" office:value-type="float" office:value="4" calcext:value-type="float">
            <text:p>4</text:p>
          </table:table-cell>
          <table:table-cell/>
          <table:table-cell table:style-name="ce18" table:formula="of:=IF([.Q48]&lt;4;[.Q48];MAX([.O48]+[.P48]+0.4*[.Q48];0.6*[.Q48]))" office:value-type="float" office:value="6.185" calcext:value-type="float">
            <text:p>6,19</text:p>
          </table:table-cell>
          <table:table-cell table:style-name="ce18" table:formula="of:=IF([.Q48]&lt;4;MAX([.O48]+[.P48]+0.4*[.Q48];0.6*[.Q48]);&quot;&quot;)">
            <text:p/>
          </table:table-cell>
          <table:table-cell table:style-name="ce20" table:formula="of:=IF(AND([.Q48]&lt;4;[.T48]&lt;&gt;&quot;&quot;;[.T48]&gt;=5);4.5;[.S48])" office:value-type="float" office:value="6.185" calcext:value-type="float">
            <text:p>6,2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MARIO</text:p>
          </table:table-cell>
          <table:table-cell office:value-type="string" calcext:value-type="string">
            <text:p>MEJIAS GUTIERREZ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2.4" calcext:value-type="float">
            <text:p>2,4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49]+[.E49])/10" office:value-type="float" office:value="2.835" calcext:value-type="float">
            <text:p>2,835</text:p>
          </table:table-cell>
          <table:table-cell table:style-name="Default" table:formula="of:=(SUM([.F49:.G49])+2*SUM([.H49:.I49]))/24" office:value-type="float" office:value="1.08333333333333" calcext:value-type="float">
            <text:p>1,08333333333333</text:p>
          </table:table-cell>
          <table:table-cell table:style-name="Default" table:formula="of:=SUM([.J49:.M49])" office:value-type="float" office:value="4.9" calcext:value-type="float">
            <text:p>4,9</text:p>
          </table:table-cell>
          <table:table-cell/>
          <table:table-cell table:style-name="ce18" table:formula="of:=IF([.Q49]&lt;4;[.Q49];MAX([.O49]+[.P49]+0.4*[.Q49];0.6*[.Q49]))" office:value-type="float" office:value="5.87833333333333" calcext:value-type="float">
            <text:p>5,88</text:p>
          </table:table-cell>
          <table:table-cell table:style-name="ce18" table:formula="of:=IF([.Q49]&lt;4;MAX([.O49]+[.P49]+0.4*[.Q49];0.6*[.Q49]);&quot;&quot;)">
            <text:p/>
          </table:table-cell>
          <table:table-cell table:style-name="ce20" table:formula="of:=IF(AND([.Q49]&lt;4;[.T49]&lt;&gt;&quot;&quot;;[.T49]&gt;=5);4.5;[.S49])" office:value-type="float" office:value="5.87833333333333" calcext:value-type="float">
            <text:p>5,9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VIER</text:p>
          </table:table-cell>
          <table:table-cell office:value-type="string" calcext:value-type="string">
            <text:p>MORALEJO PIÑAS</text:p>
          </table:table-cell>
          <table:table-cell table:style-name="ce8" office:value-type="float" office:value="8.4" calcext:value-type="float">
            <text:p>8,4</text:p>
          </table:table-cell>
          <table:table-cell table:style-name="ce8" office:value-type="float" office:value="7.8" calcext:value-type="float">
            <text:p>7,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4.25" calcext:value-type="float">
            <text:p>4,2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1" calcext:value-type="float">
            <text:p>3,1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50]+[.E50])/10" office:value-type="float" office:value="2.835" calcext:value-type="float">
            <text:p>2,835</text:p>
          </table:table-cell>
          <table:table-cell table:style-name="Default" table:formula="of:=(SUM([.F50:.G50])+2*SUM([.H50:.I50]))/24" office:value-type="float" office:value="1.60416666666667" calcext:value-type="float">
            <text:p>1,60416666666667</text:p>
          </table:table-cell>
          <table:table-cell table:style-name="Default" table:formula="of:=SUM([.J50:.M50])" office:value-type="float" office:value="6" calcext:value-type="float">
            <text:p>6</text:p>
          </table:table-cell>
          <table:table-cell/>
          <table:table-cell table:style-name="ce18" table:formula="of:=IF([.Q50]&lt;4;[.Q50];MAX([.O50]+[.P50]+0.4*[.Q50];0.6*[.Q50]))" office:value-type="float" office:value="6.83916666666667" calcext:value-type="float">
            <text:p>6,84</text:p>
          </table:table-cell>
          <table:table-cell table:style-name="ce18" table:formula="of:=IF([.Q50]&lt;4;MAX([.O50]+[.P50]+0.4*[.Q50];0.6*[.Q50]);&quot;&quot;)">
            <text:p/>
          </table:table-cell>
          <table:table-cell table:style-name="ce22" office:value-type="float" office:value="7" calcext:value-type="float">
            <text:p>7,0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ROBERTO</text:p>
          </table:table-cell>
          <table:table-cell office:value-type="string" calcext:value-type="string">
            <text:p>MOSTOLES RODRIGUEZ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4" office:value-type="float" office:value="6.25" calcext:value-type="float">
            <text:p>6,2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4" calcext:value-type="float">
            <text:p>0,4</text:p>
          </table:table-cell>
          <table:table-cell/>
          <table:table-cell table:style-name="Default" table:formula="of:=1.75*([.D51]+[.E51])/10" office:value-type="float" office:value="2.66" calcext:value-type="float">
            <text:p>2,66</text:p>
          </table:table-cell>
          <table:table-cell table:style-name="Default" table:formula="of:=(SUM([.F51:.G51])+2*SUM([.H51:.I51]))/24" office:value-type="float" office:value="1.70833333333333" calcext:value-type="float">
            <text:p>1,70833333333333</text:p>
          </table:table-cell>
          <table:table-cell table:style-name="Default" table:formula="of:=SUM([.J51:.M51])" office:value-type="float" office:value="3" calcext:value-type="float">
            <text:p>3</text:p>
          </table:table-cell>
          <table:table-cell/>
          <table:table-cell table:style-name="ce18" table:formula="of:=IF([.Q51]&lt;4;[.Q51];MAX([.O51]+[.P51]+0.4*[.Q51];0.6*[.Q51]))" office:value-type="float" office:value="3" calcext:value-type="float">
            <text:p>3,00</text:p>
          </table:table-cell>
          <table:table-cell table:style-name="ce18" table:formula="of:=IF([.Q51]&lt;4;MAX([.O51]+[.P51]+0.4*[.Q51];0.6*[.Q51]);&quot;&quot;)" office:value-type="float" office:value="5.56833333333333" calcext:value-type="float">
            <text:p>5,57</text:p>
          </table:table-cell>
          <table:table-cell table:style-name="ce20" table:formula="of:=IF(AND([.Q51]&lt;4;[.T51]&lt;&gt;&quot;&quot;;[.T51]&gt;=5);4.5;[.S51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AVID</text:p>
          </table:table-cell>
          <table:table-cell office:value-type="string" calcext:value-type="string">
            <text:p>MUÑOZ HERNANDEZ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0.8" calcext:value-type="float">
            <text:p>0,8</text:p>
          </table:table-cell>
          <table:table-cell table:style-name="ce14" office:value-type="float" office:value="0.9" calcext:value-type="float">
            <text:p>0,9</text:p>
          </table:table-cell>
          <table:table-cell/>
          <table:table-cell table:style-name="Default" table:formula="of:=1.75*([.D52]+[.E52])/10" office:value-type="float" office:value="2.1525" calcext:value-type="float">
            <text:p>2,1525</text:p>
          </table:table-cell>
          <table:table-cell table:style-name="Default" table:formula="of:=(SUM([.F52:.G52])+2*SUM([.H52:.I52]))/24" office:value-type="float" office:value="1.70833333333333" calcext:value-type="float">
            <text:p>1,70833333333333</text:p>
          </table:table-cell>
          <table:table-cell table:style-name="Default" table:formula="of:=SUM([.J52:.M52])" office:value-type="float" office:value="2.6" calcext:value-type="float">
            <text:p>2,6</text:p>
          </table:table-cell>
          <table:table-cell/>
          <table:table-cell table:style-name="ce18" table:formula="of:=IF([.Q52]&lt;4;[.Q52];MAX([.O52]+[.P52]+0.4*[.Q52];0.6*[.Q52]))" office:value-type="float" office:value="2.6" calcext:value-type="float">
            <text:p>2,60</text:p>
          </table:table-cell>
          <table:table-cell table:style-name="ce18" table:formula="of:=IF([.Q52]&lt;4;MAX([.O52]+[.P52]+0.4*[.Q52];0.6*[.Q52]);&quot;&quot;)" office:value-type="float" office:value="4.90083333333333" calcext:value-type="float">
            <text:p>4,90</text:p>
          </table:table-cell>
          <table:table-cell table:style-name="ce20" table:formula="of:=IF(AND([.Q52]&lt;4;[.T52]&lt;&gt;&quot;&quot;;[.T52]&gt;=5);4.5;[.S52])" office:value-type="float" office:value="2.6" calcext:value-type="float">
            <text:p>2,6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JAVIER DEL</text:p>
          </table:table-cell>
          <table:table-cell office:value-type="string" calcext:value-type="string">
            <text:p>OLMO OCAÑA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" calcext:value-type="float">
            <text:p>0,1</text:p>
          </table:table-cell>
          <table:table-cell table:number-columns-repeated="2" table:style-name="ce14" office:value-type="float" office:value="1.3" calcext:value-type="float">
            <text:p>1,3</text:p>
          </table:table-cell>
          <table:table-cell/>
          <table:table-cell table:style-name="Default" table:formula="of:=1.75*([.D53]+[.E53])/10" office:value-type="float" office:value="0" calcext:value-type="float">
            <text:p>0</text:p>
          </table:table-cell>
          <table:table-cell table:style-name="Default" table:formula="of:=(SUM([.F53:.G53])+2*SUM([.H53:.I53]))/24" office:value-type="float" office:value="0.75" calcext:value-type="float">
            <text:p>0,75</text:p>
          </table:table-cell>
          <table:table-cell table:style-name="Default" table:formula="of:=SUM([.J53:.M53])" office:value-type="float" office:value="2.7" calcext:value-type="float">
            <text:p>2,7</text:p>
          </table:table-cell>
          <table:table-cell/>
          <table:table-cell table:style-name="ce18" table:formula="of:=IF([.Q53]&lt;4;[.Q53];MAX([.O53]+[.P53]+0.4*[.Q53];0.6*[.Q53]))" office:value-type="float" office:value="2.7" calcext:value-type="float">
            <text:p>2,70</text:p>
          </table:table-cell>
          <table:table-cell table:style-name="ce18" table:formula="of:=IF([.Q53]&lt;4;MAX([.O53]+[.P53]+0.4*[.Q53];0.6*[.Q53]);&quot;&quot;)" office:value-type="float" office:value="1.83" calcext:value-type="float">
            <text:p>1,83</text:p>
          </table:table-cell>
          <table:table-cell table:style-name="ce20" table:formula="of:=IF(AND([.Q53]&lt;4;[.T53]&lt;&gt;&quot;&quot;;[.T53]&gt;=5);4.5;[.S53])" office:value-type="float" office:value="2.7" calcext:value-type="float">
            <text:p>2,7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VICTOR</text:p>
          </table:table-cell>
          <table:table-cell office:value-type="string" calcext:value-type="string">
            <text:p>ORTIZ GOMEZ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0.2" calcext:value-type="float">
            <text:p>0,2</text:p>
          </table:table-cell>
          <table:table-cell table:number-columns-repeated="2" table:style-name="ce14" office:value-type="float" office:value="1.3" calcext:value-type="float">
            <text:p>1,3</text:p>
          </table:table-cell>
          <table:table-cell table:style-name="ce14" office:value-type="float" office:value="0.3" calcext:value-type="float">
            <text:p>0,3</text:p>
          </table:table-cell>
          <table:table-cell/>
          <table:table-cell table:style-name="Default" table:formula="of:=1.75*([.D54]+[.E54])/10" office:value-type="float" office:value="2.7475" calcext:value-type="float">
            <text:p>2,7475</text:p>
          </table:table-cell>
          <table:table-cell table:style-name="Default" table:formula="of:=(SUM([.F54:.G54])+2*SUM([.H54:.I54]))/24" office:value-type="float" office:value="1.5" calcext:value-type="float">
            <text:p>1,5</text:p>
          </table:table-cell>
          <table:table-cell table:style-name="Default" table:formula="of:=SUM([.J54:.M54])" office:value-type="float" office:value="3.1" calcext:value-type="float">
            <text:p>3,1</text:p>
          </table:table-cell>
          <table:table-cell/>
          <table:table-cell table:style-name="ce18" table:formula="of:=IF([.Q54]&lt;4;[.Q54];MAX([.O54]+[.P54]+0.4*[.Q54];0.6*[.Q54]))" office:value-type="float" office:value="3.1" calcext:value-type="float">
            <text:p>3,10</text:p>
          </table:table-cell>
          <table:table-cell table:style-name="ce18" table:formula="of:=IF([.Q54]&lt;4;MAX([.O54]+[.P54]+0.4*[.Q54];0.6*[.Q54]);&quot;&quot;)" office:value-type="float" office:value="5.4875" calcext:value-type="float">
            <text:p>5,49</text:p>
          </table:table-cell>
          <table:table-cell table:style-name="ce20" table:formula="of:=IF(AND([.Q54]&lt;4;[.T54]&lt;&gt;&quot;&quot;;[.T54]&gt;=5);4.5;[.S54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DIEGO JAVIER</text:p>
          </table:table-cell>
          <table:table-cell office:value-type="string" calcext:value-type="string">
            <text:p>PALOMERO LOPEZ</text:p>
          </table:table-cell>
          <table:table-cell table:style-name="ce8" office:value-type="float" office:value="8.4" calcext:value-type="float">
            <text:p>8,4</text:p>
          </table:table-cell>
          <table:table-cell table:style-name="ce8" office:value-type="float" office:value="7.8" calcext:value-type="float">
            <text:p>7,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4.25" calcext:value-type="float">
            <text:p>4,25</text:p>
          </table:table-cell>
          <table:table-cell table:style-name="ce14" office:value-type="float" office:value="2.5" calcext:value-type="float">
            <text:p>2,5</text:p>
          </table:table-cell>
          <table:table-cell table:style-name="ce13" table:number-columns-repeated="4"/>
          <table:table-cell/>
          <table:table-cell table:style-name="Default" table:number-columns-repeated="3"/>
          <table:table-cell/>
          <table:table-cell table:style-name="ce19" table:number-columns-repeated="2"/>
          <table:table-cell table:style-name="ce21" office:value-type="string" calcext:value-type="string">
            <text:p>NP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DRIAN</text:p>
          </table:table-cell>
          <table:table-cell office:value-type="string" calcext:value-type="string">
            <text:p>PASCUAL FERNANDEZ</text:p>
          </table:table-cell>
          <table:table-cell table:style-name="ce8" office:value-type="float" office:value="6.9" calcext:value-type="float">
            <text:p>6,9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14" office:value-type="float" office:value="6.5" calcext:value-type="float">
            <text:p>6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.6" calcext:value-type="float">
            <text:p>2,6</text:p>
          </table:table-cell>
          <table:table-cell table:style-name="ce30" office:value-type="float" office:value="1.5" calcext:value-type="float">
            <text:p>1,5</text:p>
          </table:table-cell>
          <table:table-cell/>
          <table:table-cell table:style-name="Default" table:formula="of:=1.75*([.D56]+[.E56])/10" office:value-type="float" office:value="2.52" calcext:value-type="float">
            <text:p>2,52</text:p>
          </table:table-cell>
          <table:table-cell table:style-name="Default" table:formula="of:=(SUM([.F56:.G56])+2*SUM([.H56:.I56]))/24" office:value-type="float" office:value="1.70833333333333" calcext:value-type="float">
            <text:p>1,70833333333333</text:p>
          </table:table-cell>
          <table:table-cell table:style-name="Default" table:formula="of:=SUM([.J56:.M56])" office:value-type="float" office:value="4.1" calcext:value-type="float">
            <text:p>4,1</text:p>
          </table:table-cell>
          <table:table-cell/>
          <table:table-cell table:style-name="ce18" table:formula="of:=IF([.Q56]&lt;4;[.Q56];MAX([.O56]+[.P56]+0.4*[.Q56];0.6*[.Q56]))" office:value-type="float" office:value="5.86833333333333" calcext:value-type="float">
            <text:p>5,87</text:p>
          </table:table-cell>
          <table:table-cell table:style-name="ce18" table:formula="of:=IF([.Q56]&lt;4;MAX([.O56]+[.P56]+0.4*[.Q56];0.6*[.Q56]);&quot;&quot;)">
            <text:p/>
          </table:table-cell>
          <table:table-cell table:style-name="ce38" table:formula="of:=IF(AND([.Q56]&lt;4;[.T56]&lt;&gt;&quot;&quot;;[.T56]&gt;=5);4.5;[.S56])" office:value-type="float" office:value="5.86833333333333" calcext:value-type="float">
            <text:p>5,9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GUSTIN</text:p>
          </table:table-cell>
          <table:table-cell office:value-type="string" calcext:value-type="string">
            <text:p>PICAZO BURDALO</text:p>
          </table:table-cell>
          <table:table-cell table:style-name="ce8" office:value-type="float" office:value="6.9" calcext:value-type="float">
            <text:p>6,9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.75" calcext:value-type="float">
            <text:p>6,75</text:p>
          </table:table-cell>
          <table:table-cell table:style-name="ce14" office:value-type="float" office:value="7.25" calcext:value-type="float">
            <text:p>7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3" calcext:value-type="float">
            <text:p>1,3</text:p>
          </table:table-cell>
          <table:table-cell table:style-name="ce14" office:value-type="float" office:value="2.6" calcext:value-type="float">
            <text:p>2,6</text:p>
          </table:table-cell>
          <table:table-cell table:style-name="ce14" office:value-type="float" office:value="1.4" calcext:value-type="float">
            <text:p>1,4</text:p>
          </table:table-cell>
          <table:table-cell/>
          <table:table-cell table:style-name="Default" table:formula="of:=1.75*([.D57]+[.E57])/10" office:value-type="float" office:value="2.52" calcext:value-type="float">
            <text:p>2,52</text:p>
          </table:table-cell>
          <table:table-cell table:style-name="Default" table:formula="of:=(SUM([.F57:.G57])+2*SUM([.H57:.I57]))/24" office:value-type="float" office:value="1.83333333333333" calcext:value-type="float">
            <text:p>1,83333333333333</text:p>
          </table:table-cell>
          <table:table-cell table:style-name="Default" table:formula="of:=SUM([.J57:.M57])" office:value-type="float" office:value="5.3" calcext:value-type="float">
            <text:p>5,3</text:p>
          </table:table-cell>
          <table:table-cell/>
          <table:table-cell table:style-name="ce18" table:formula="of:=IF([.Q57]&lt;4;[.Q57];MAX([.O57]+[.P57]+0.4*[.Q57];0.6*[.Q57]))" office:value-type="float" office:value="6.47333333333333" calcext:value-type="float">
            <text:p>6,47</text:p>
          </table:table-cell>
          <table:table-cell table:style-name="ce18" table:formula="of:=IF([.Q57]&lt;4;MAX([.O57]+[.P57]+0.4*[.Q57];0.6*[.Q57]);&quot;&quot;)">
            <text:p/>
          </table:table-cell>
          <table:table-cell table:style-name="ce20" table:formula="of:=IF(AND([.Q57]&lt;4;[.T57]&lt;&gt;&quot;&quot;;[.T57]&gt;=5);4.5;[.S57])" office:value-type="float" office:value="6.47333333333333" calcext:value-type="float">
            <text:p>6,5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SANTIAGO</text:p>
          </table:table-cell>
          <table:table-cell office:value-type="string" calcext:value-type="string">
            <text:p>PRIETO ALONSO</text:p>
          </table:table-cell>
          <table:table-cell table:style-name="ce8" office:value-type="float" office:value="7.7" calcext:value-type="float">
            <text:p>7,7</text:p>
          </table:table-cell>
          <table:table-cell table:style-name="ce8" office:value-type="float" office:value="5.5" calcext:value-type="float">
            <text:p>5,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6.25" calcext:value-type="float">
            <text:p>6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Default" table:formula="of:=1.75*([.D58]+[.E58])/10" office:value-type="float" office:value="2.31" calcext:value-type="float">
            <text:p>2,31</text:p>
          </table:table-cell>
          <table:table-cell table:style-name="Default" table:formula="of:=(SUM([.F58:.G58])+2*SUM([.H58:.I58]))/24" office:value-type="float" office:value="1.41666666666667" calcext:value-type="float">
            <text:p>1,41666666666667</text:p>
          </table:table-cell>
          <table:table-cell table:style-name="Default" table:formula="of:=SUM([.J58:.M58])" office:value-type="float" office:value="1.9" calcext:value-type="float">
            <text:p>1,9</text:p>
          </table:table-cell>
          <table:table-cell/>
          <table:table-cell table:style-name="ce18" table:formula="of:=IF([.Q58]&lt;4;[.Q58];MAX([.O58]+[.P58]+0.4*[.Q58];0.6*[.Q58]))" office:value-type="float" office:value="1.9" calcext:value-type="float">
            <text:p>1,90</text:p>
          </table:table-cell>
          <table:table-cell table:style-name="ce18" table:formula="of:=IF([.Q58]&lt;4;MAX([.O58]+[.P58]+0.4*[.Q58];0.6*[.Q58]);&quot;&quot;)" office:value-type="float" office:value="4.48666666666667" calcext:value-type="float">
            <text:p>4,49</text:p>
          </table:table-cell>
          <table:table-cell table:style-name="ce20" table:formula="of:=IF(AND([.Q58]&lt;4;[.T58]&lt;&gt;&quot;&quot;;[.T58]&gt;=5);4.5;[.S58])" office:value-type="float" office:value="1.9" calcext:value-type="float">
            <text:p>1,9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ALEJANDRO DE LA</text:p>
          </table:table-cell>
          <table:table-cell office:value-type="string" calcext:value-type="string">
            <text:p>RUBIA HERRERA</text:p>
          </table:table-cell>
          <table:table-cell table:style-name="ce10" office:value-type="float" office:value="1.8" calcext:value-type="float">
            <text:p>1,8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0.6" calcext:value-type="float">
            <text:p>0,6</text:p>
          </table:table-cell>
          <table:table-cell/>
          <table:table-cell table:style-name="Default" table:formula="of:=1.75*([.D59]+[.E59])/10" office:value-type="float" office:value="1.19" calcext:value-type="float">
            <text:p>1,19</text:p>
          </table:table-cell>
          <table:table-cell table:style-name="Default" table:formula="of:=(SUM([.F59:.G59])+2*SUM([.H59:.I59]))/24" office:value-type="float" office:value="1.6875" calcext:value-type="float">
            <text:p>1,6875</text:p>
          </table:table-cell>
          <table:table-cell table:style-name="Default" table:formula="of:=SUM([.J59:.M59])" office:value-type="float" office:value="2.8" calcext:value-type="float">
            <text:p>2,8</text:p>
          </table:table-cell>
          <table:table-cell/>
          <table:table-cell table:style-name="ce18" table:formula="of:=IF([.Q59]&lt;4;[.Q59];MAX([.O59]+[.P59]+0.4*[.Q59];0.6*[.Q59]))" office:value-type="float" office:value="2.8" calcext:value-type="float">
            <text:p>2,80</text:p>
          </table:table-cell>
          <table:table-cell table:style-name="ce18" table:formula="of:=IF([.Q59]&lt;4;MAX([.O59]+[.P59]+0.4*[.Q59];0.6*[.Q59]);&quot;&quot;)" office:value-type="float" office:value="3.9975" calcext:value-type="float">
            <text:p>4,00</text:p>
          </table:table-cell>
          <table:table-cell table:style-name="ce20" table:formula="of:=IF(AND([.Q59]&lt;4;[.T59]&lt;&gt;&quot;&quot;;[.T59]&gt;=5);4.5;[.S59])" office:value-type="float" office:value="2.8" calcext:value-type="float">
            <text:p>2,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ERGIO</text:p>
          </table:table-cell>
          <table:table-cell office:value-type="string" calcext:value-type="string">
            <text:p>RUIZ GARCIA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2.2" calcext:value-type="float">
            <text:p>2,2</text:p>
          </table:table-cell>
          <table:table-cell/>
          <table:table-cell table:style-name="Default" table:formula="of:=1.75*([.D60]+[.E60])/10" office:value-type="float" office:value="1.9425" calcext:value-type="float">
            <text:p>1,9425</text:p>
          </table:table-cell>
          <table:table-cell table:style-name="Default" table:formula="of:=(SUM([.F60:.G60])+2*SUM([.H60:.I60]))/24" office:value-type="float" office:value="1.39583333333333" calcext:value-type="float">
            <text:p>1,39583333333333</text:p>
          </table:table-cell>
          <table:table-cell table:style-name="Default" table:formula="of:=SUM([.J60:.M60])" office:value-type="float" office:value="4.1" calcext:value-type="float">
            <text:p>4,1</text:p>
          </table:table-cell>
          <table:table-cell/>
          <table:table-cell table:style-name="ce18" table:formula="of:=IF([.Q60]&lt;4;[.Q60];MAX([.O60]+[.P60]+0.4*[.Q60];0.6*[.Q60]))" office:value-type="float" office:value="4.97833333333333" calcext:value-type="float">
            <text:p>4,98</text:p>
          </table:table-cell>
          <table:table-cell table:style-name="ce18" table:formula="of:=IF([.Q60]&lt;4;MAX([.O60]+[.P60]+0.4*[.Q60];0.6*[.Q60]);&quot;&quot;)">
            <text:p/>
          </table:table-cell>
          <table:table-cell table:style-name="ce20" table:formula="of:=IF(AND([.Q60]&lt;4;[.T60]&lt;&gt;&quot;&quot;;[.T60]&gt;=5);4.5;[.S60])" office:value-type="float" office:value="4.97833333333333" calcext:value-type="float">
            <text:p>5,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SANCHEZ CAÑUETO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4.5" calcext:value-type="float">
            <text:p>4,5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1.4" calcext:value-type="float">
            <text:p>1,4</text:p>
          </table:table-cell>
          <table:table-cell table:style-name="ce14" office:value-type="float" office:value="1.7" calcext:value-type="float">
            <text:p>1,7</text:p>
          </table:table-cell>
          <table:table-cell/>
          <table:table-cell table:style-name="Default" table:formula="of:=1.75*([.D61]+[.E61])/10" office:value-type="float" office:value="2.555" calcext:value-type="float">
            <text:p>2,555</text:p>
          </table:table-cell>
          <table:table-cell table:style-name="Default" table:formula="of:=(SUM([.F61:.G61])+2*SUM([.H61:.I61]))/24" office:value-type="float" office:value="1.47916666666667" calcext:value-type="float">
            <text:p>1,47916666666667</text:p>
          </table:table-cell>
          <table:table-cell table:style-name="Default" table:formula="of:=SUM([.J61:.M61])" office:value-type="float" office:value="3.2" calcext:value-type="float">
            <text:p>3,2</text:p>
          </table:table-cell>
          <table:table-cell/>
          <table:table-cell table:style-name="ce18" table:formula="of:=IF([.Q61]&lt;4;[.Q61];MAX([.O61]+[.P61]+0.4*[.Q61];0.6*[.Q61]))" office:value-type="float" office:value="3.2" calcext:value-type="float">
            <text:p>3,20</text:p>
          </table:table-cell>
          <table:table-cell table:style-name="ce18" table:formula="of:=IF([.Q61]&lt;4;MAX([.O61]+[.P61]+0.4*[.Q61];0.6*[.Q61]);&quot;&quot;)" office:value-type="float" office:value="5.31416666666667" calcext:value-type="float">
            <text:p>5,31</text:p>
          </table:table-cell>
          <table:table-cell table:style-name="ce20" table:formula="of:=IF(AND([.Q61]&lt;4;[.T61]&lt;&gt;&quot;&quot;;[.T61]&gt;=5);4.5;[.S61])" office:value-type="float" office:value="4.5" calcext:value-type="float">
            <text:p>4,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LFONSO</text:p>
          </table:table-cell>
          <table:table-cell office:value-type="string" calcext:value-type="string">
            <text:p>SANCHEZ DOMINGO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.5" calcext:value-type="float">
            <text:p>5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.2" calcext:value-type="float">
            <text:p>1,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Default" table:formula="of:=1.75*([.D62]+[.E62])/10" office:value-type="float" office:value="0" calcext:value-type="float">
            <text:p>0</text:p>
          </table:table-cell>
          <table:table-cell table:style-name="Default" table:formula="of:=(SUM([.F62:.G62])+2*SUM([.H62:.I62]))/24" office:value-type="float" office:value="0.791666666666667" calcext:value-type="float">
            <text:p>0,791666666666667</text:p>
          </table:table-cell>
          <table:table-cell table:style-name="Default" table:formula="of:=SUM([.J62:.M62])" office:value-type="float" office:value="1.2" calcext:value-type="float">
            <text:p>1,2</text:p>
          </table:table-cell>
          <table:table-cell/>
          <table:table-cell table:style-name="ce18" table:formula="of:=IF([.Q62]&lt;4;[.Q62];MAX([.O62]+[.P62]+0.4*[.Q62];0.6*[.Q62]))" office:value-type="float" office:value="1.2" calcext:value-type="float">
            <text:p>1,20</text:p>
          </table:table-cell>
          <table:table-cell table:style-name="ce18" table:formula="of:=IF([.Q62]&lt;4;MAX([.O62]+[.P62]+0.4*[.Q62];0.6*[.Q62]);&quot;&quot;)" office:value-type="float" office:value="1.27166666666667" calcext:value-type="float">
            <text:p>1,27</text:p>
          </table:table-cell>
          <table:table-cell table:style-name="ce20" table:formula="of:=IF(AND([.Q62]&lt;4;[.T62]&lt;&gt;&quot;&quot;;[.T62]&gt;=5);4.5;[.S62])" office:value-type="float" office:value="1.2" calcext:value-type="float">
            <text:p>1,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SÁNCHEZ GONZÁLEZ</text:p>
          </table:table-cell>
          <table:table-cell table:style-name="ce8" office:value-type="float" office:value="6.6" calcext:value-type="float">
            <text:p>6,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4.75" calcext:value-type="float">
            <text:p>4,75</text:p>
          </table:table-cell>
          <table:table-cell table:style-name="ce14" office:value-type="float" office:value="5.5" calcext:value-type="float">
            <text:p>5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6" calcext:value-type="float">
            <text:p>1,6</text:p>
          </table:table-cell>
          <table:table-cell/>
          <table:table-cell table:style-name="Default" table:formula="of:=1.75*([.D63]+[.E63])/10" office:value-type="float" office:value="2.205" calcext:value-type="float">
            <text:p>2,205</text:p>
          </table:table-cell>
          <table:table-cell table:style-name="Default" table:formula="of:=(SUM([.F63:.G63])+2*SUM([.H63:.I63]))/24" office:value-type="float" office:value="1.60416666666667" calcext:value-type="float">
            <text:p>1,60416666666667</text:p>
          </table:table-cell>
          <table:table-cell table:style-name="Default" table:formula="of:=SUM([.J63:.M63])" office:value-type="float" office:value="2.6" calcext:value-type="float">
            <text:p>2,6</text:p>
          </table:table-cell>
          <table:table-cell/>
          <table:table-cell table:style-name="ce18" table:formula="of:=IF([.Q63]&lt;4;[.Q63];MAX([.O63]+[.P63]+0.4*[.Q63];0.6*[.Q63]))" office:value-type="float" office:value="2.6" calcext:value-type="float">
            <text:p>2,60</text:p>
          </table:table-cell>
          <table:table-cell table:style-name="ce18" table:formula="of:=IF([.Q63]&lt;4;MAX([.O63]+[.P63]+0.4*[.Q63];0.6*[.Q63]);&quot;&quot;)" office:value-type="float" office:value="4.84916666666667" calcext:value-type="float">
            <text:p>4,85</text:p>
          </table:table-cell>
          <table:table-cell table:style-name="ce20" table:formula="of:=IF(AND([.Q63]&lt;4;[.T63]&lt;&gt;&quot;&quot;;[.T63]&gt;=5);4.5;[.S63])" office:value-type="float" office:value="2.6" calcext:value-type="float">
            <text:p>2,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SANZ LOPEZ</text:p>
          </table:table-cell>
          <table:table-cell table:style-name="ce8" office:value-type="float" office:value="6.6" calcext:value-type="float">
            <text:p>6,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float" office:value="4.75" calcext:value-type="float">
            <text:p>4,75</text:p>
          </table:table-cell>
          <table:table-cell table:style-name="ce14" office:value-type="float" office:value="3.25" calcext:value-type="float">
            <text:p>3,25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2.3" calcext:value-type="float">
            <text:p>2,3</text:p>
          </table:table-cell>
          <table:table-cell table:style-name="ce14" office:value-type="float" office:value="0.6" calcext:value-type="float">
            <text:p>0,6</text:p>
          </table:table-cell>
          <table:table-cell/>
          <table:table-cell table:style-name="Default" table:formula="of:=1.75*([.D64]+[.E64])/10" office:value-type="float" office:value="2.205" calcext:value-type="float">
            <text:p>2,205</text:p>
          </table:table-cell>
          <table:table-cell table:style-name="Default" table:formula="of:=(SUM([.F64:.G64])+2*SUM([.H64:.I64]))/24" office:value-type="float" office:value="1.16666666666667" calcext:value-type="float">
            <text:p>1,16666666666667</text:p>
          </table:table-cell>
          <table:table-cell table:style-name="Default" table:formula="of:=SUM([.J64:.M64])" office:value-type="float" office:value="4" calcext:value-type="float">
            <text:p>4</text:p>
          </table:table-cell>
          <table:table-cell/>
          <table:table-cell table:style-name="ce18" table:formula="of:=IF([.Q64]&lt;4;[.Q64];MAX([.O64]+[.P64]+0.4*[.Q64];0.6*[.Q64]))" office:value-type="float" office:value="4.97166666666667" calcext:value-type="float">
            <text:p>4,97</text:p>
          </table:table-cell>
          <table:table-cell table:style-name="ce18" table:formula="of:=IF([.Q64]&lt;4;MAX([.O64]+[.P64]+0.4*[.Q64];0.6*[.Q64]);&quot;&quot;)">
            <text:p/>
          </table:table-cell>
          <table:table-cell table:style-name="ce20" table:formula="of:=IF(AND([.Q64]&lt;4;[.T64]&lt;&gt;&quot;&quot;;[.T64]&gt;=5);4.5;[.S64])" office:value-type="float" office:value="4.97166666666667" calcext:value-type="float">
            <text:p>5,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ORJA</text:p>
          </table:table-cell>
          <table:table-cell office:value-type="string" calcext:value-type="string">
            <text:p>VARAS CHAVERO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5.25" calcext:value-type="float">
            <text:p>5,25</text:p>
          </table:table-cell>
          <table:table-cell table:style-name="ce14" office:value-type="float" office:value="7.5" calcext:value-type="float">
            <text:p>7,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2.8" calcext:value-type="float">
            <text:p>2,8</text:p>
          </table:table-cell>
          <table:table-cell table:style-name="ce14" office:value-type="float" office:value="1.2" calcext:value-type="float">
            <text:p>1,2</text:p>
          </table:table-cell>
          <table:table-cell/>
          <table:table-cell table:style-name="Default" table:formula="of:=1.75*([.D65]+[.E65])/10" office:value-type="float" office:value="2.1175" calcext:value-type="float">
            <text:p>2,1175</text:p>
          </table:table-cell>
          <table:table-cell table:style-name="Default" table:formula="of:=(SUM([.F65:.G65])+2*SUM([.H65:.I65]))/24" office:value-type="float" office:value="1.6875" calcext:value-type="float">
            <text:p>1,6875</text:p>
          </table:table-cell>
          <table:table-cell table:style-name="Default" table:formula="of:=SUM([.J65:.M65])" office:value-type="float" office:value="4.6" calcext:value-type="float">
            <text:p>4,6</text:p>
          </table:table-cell>
          <table:table-cell/>
          <table:table-cell table:style-name="ce18" table:formula="of:=IF([.Q65]&lt;4;[.Q65];MAX([.O65]+[.P65]+0.4*[.Q65];0.6*[.Q65]))" office:value-type="float" office:value="5.645" calcext:value-type="float">
            <text:p>5,65</text:p>
          </table:table-cell>
          <table:table-cell table:style-name="ce18" table:formula="of:=IF([.Q65]&lt;4;MAX([.O65]+[.P65]+0.4*[.Q65];0.6*[.Q65]);&quot;&quot;)">
            <text:p/>
          </table:table-cell>
          <table:table-cell table:style-name="ce20" table:formula="of:=IF(AND([.Q65]&lt;4;[.T65]&lt;&gt;&quot;&quot;;[.T65]&gt;=5);4.5;[.S65])" office:value-type="float" office:value="5.645" calcext:value-type="float">
            <text:p>5,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AVID</text:p>
          </table:table-cell>
          <table:table-cell office:value-type="string" calcext:value-type="string">
            <text:p>ZARZOSO MORENO</text:p>
          </table:table-cell>
          <table:table-cell table:style-name="ce8" office:value-type="float" office:value="4.2" calcext:value-type="float">
            <text:p>4,2</text:p>
          </table:table-cell>
          <table:table-cell table:style-name="ce8" office:value-type="float" office:value="4.8" calcext:value-type="float">
            <text:p>4,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4" office:value-type="float" office:value="6.25" calcext:value-type="float">
            <text:p>6,25</text:p>
          </table:table-cell>
          <table:table-cell table:style-name="ce14" office:value-type="float" office:value="0.2" calcext:value-type="float">
            <text:p>0,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1" calcext:value-type="float">
            <text:p>2,1</text:p>
          </table:table-cell>
          <table:table-cell table:style-name="ce14" office:value-type="float" office:value="0.2" calcext:value-type="float">
            <text:p>0,2</text:p>
          </table:table-cell>
          <table:table-cell/>
          <table:table-cell table:style-name="Default" table:formula="of:=1.75*([.D66]+[.E66])/10" office:value-type="float" office:value="1.575" calcext:value-type="float">
            <text:p>1,575</text:p>
          </table:table-cell>
          <table:table-cell table:style-name="Default" table:formula="of:=(SUM([.F66:.G66])+2*SUM([.H66:.I66]))/24" office:value-type="float" office:value="1.58333333333333" calcext:value-type="float">
            <text:p>1,58333333333333</text:p>
          </table:table-cell>
          <table:table-cell table:style-name="Default" table:formula="of:=SUM([.J66:.M66])" office:value-type="float" office:value="2.5" calcext:value-type="float">
            <text:p>2,5</text:p>
          </table:table-cell>
          <table:table-cell/>
          <table:table-cell table:style-name="ce18" table:formula="of:=IF([.Q66]&lt;4;[.Q66];MAX([.O66]+[.P66]+0.4*[.Q66];0.6*[.Q66]))" office:value-type="float" office:value="2.5" calcext:value-type="float">
            <text:p>2,50</text:p>
          </table:table-cell>
          <table:table-cell table:style-name="ce18" table:formula="of:=IF([.Q66]&lt;4;MAX([.O66]+[.P66]+0.4*[.Q66];0.6*[.Q66]);&quot;&quot;)" office:value-type="float" office:value="4.15833333333333" calcext:value-type="float">
            <text:p>4,16</text:p>
          </table:table-cell>
          <table:table-cell table:style-name="ce20" table:formula="of:=IF(AND([.Q66]&lt;4;[.T66]&lt;&gt;&quot;&quot;;[.T66]&gt;=5);4.5;[.S66])" office:value-type="float" office:value="2.5" calcext:value-type="float">
            <text:p>2,5</text:p>
          </table:table-cell>
          <table:table-cell table:number-columns-repeated="1000"/>
        </table:table-row>
        <table:table-row table:style-name="ro1" table:number-rows-repeated="104850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" svg:font-family="'Arial Unicode MS'" style:font-family-generic="swiss"/>
    <style:font-face style:name="DejaVu Sans1" svg:font-family="'DejaVu Sans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0">
      <number:number number:decimal-places="4" loext:min-decimal-places="4" number:min-integer-digits="1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DejaVu Sans1" fo:font-family="'DejaVu Sans'" style:font-family-generic="swiss" style:font-name-complex="DejaVu Sans1" style:font-family-complex="'DejaVu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19:44:16.798934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ificaciones" style:display-name="PageStyle_Calificacion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1:48:16</meta:creation-date>
    <meta:initial-creator>CARLOS LINARES LOPEZ</meta:initial-creator>
    <dc:language>es-ES</dc:language>
    <dc:date>2018-06-29T21:16:02.249341614</dc:date>
    <meta:editing-cycles>39</meta:editing-cycles>
    <meta:editing-duration>P2DT9H10M17S</meta:editing-duration>
    <meta:generator>LibreOffice/6.0.3.2$Linux_X86_64 LibreOffice_project/00m0$Build-2</meta:generator>
    <meta:document-statistic meta:table-count="1" meta:cell-count="1128" meta:object-count="0"/>
  </office:meta>
</office:document-meta>
</file>